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5" style:family="table">
      <style:table-properties style:width="18.101cm" fo:margin-left="0.011cm" table:align="left"/>
    </style:style>
    <style:style style:name="Tabela5.A" style:family="table-column">
      <style:table-column-properties style:column-width="1.963cm"/>
    </style:style>
    <style:style style:name="Tabela5.B" style:family="table-column">
      <style:table-column-properties style:column-width="0.22cm"/>
    </style:style>
    <style:style style:name="Tabela5.C" style:family="table-column">
      <style:table-column-properties style:column-width="0.118cm"/>
    </style:style>
    <style:style style:name="Tabela5.D" style:family="table-column">
      <style:table-column-properties style:column-width="0.388cm"/>
    </style:style>
    <style:style style:name="Tabela5.E" style:family="table-column">
      <style:table-column-properties style:column-width="1.33cm"/>
    </style:style>
    <style:style style:name="Tabela5.F" style:family="table-column">
      <style:table-column-properties style:column-width="0.346cm"/>
    </style:style>
    <style:style style:name="Tabela5.G" style:family="table-column">
      <style:table-column-properties style:column-width="1.499cm"/>
    </style:style>
    <style:style style:name="Tabela5.H" style:family="table-column">
      <style:table-column-properties style:column-width="0.806cm"/>
    </style:style>
    <style:style style:name="Tabela5.I" style:family="table-column">
      <style:table-column-properties style:column-width="0.519cm"/>
    </style:style>
    <style:style style:name="Tabela5.J" style:family="table-column">
      <style:table-column-properties style:column-width="0.663cm"/>
    </style:style>
    <style:style style:name="Tabela5.K" style:family="table-column">
      <style:table-column-properties style:column-width="0.309cm"/>
    </style:style>
    <style:style style:name="Tabela5.L" style:family="table-column">
      <style:table-column-properties style:column-width="1.18cm"/>
    </style:style>
    <style:style style:name="Tabela5.M" style:family="table-column">
      <style:table-column-properties style:column-width="0.713cm"/>
    </style:style>
    <style:style style:name="Tabela5.N" style:family="table-column">
      <style:table-column-properties style:column-width="0.508cm"/>
    </style:style>
    <style:style style:name="Tabela5.O" style:family="table-column">
      <style:table-column-properties style:column-width="0.102cm"/>
    </style:style>
    <style:style style:name="Tabela5.P" style:family="table-column">
      <style:table-column-properties style:column-width="1.815cm"/>
    </style:style>
    <style:style style:name="Tabela5.Q" style:family="table-column">
      <style:table-column-properties style:column-width="0.506cm"/>
    </style:style>
    <style:style style:name="Tabela5.R" style:family="table-column">
      <style:table-column-properties style:column-width="0.399cm"/>
    </style:style>
    <style:style style:name="Tabela5.S" style:family="table-column">
      <style:table-column-properties style:column-width="0.594cm"/>
    </style:style>
    <style:style style:name="Tabela5.T" style:family="table-column">
      <style:table-column-properties style:column-width="0.123cm"/>
    </style:style>
    <style:style style:name="Tabela5.U" style:family="table-column">
      <style:table-column-properties style:column-width="0.693cm"/>
    </style:style>
    <style:style style:name="Tabela5.V" style:family="table-column">
      <style:table-column-properties style:column-width="0.153cm"/>
    </style:style>
    <style:style style:name="Tabela5.W" style:family="table-column">
      <style:table-column-properties style:column-width="0.817cm"/>
    </style:style>
    <style:style style:name="Tabela5.X" style:family="table-column">
      <style:table-column-properties style:column-width="0.771cm"/>
    </style:style>
    <style:style style:name="Tabela5.Y" style:family="table-column">
      <style:table-column-properties style:column-width="0.404cm"/>
    </style:style>
    <style:style style:name="Tabela5.Z" style:family="table-column">
      <style:table-column-properties style:column-width="0.33cm"/>
    </style:style>
    <style:style style:name="Tabela5.a" style:family="table-column">
      <style:table-column-properties style:column-width="0.831cm"/>
    </style:style>
    <style:style style:name="Tabe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D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M1" style:family="table-cell">
      <style:table-cell-properties fo:padding="0.097cm" fo:border="0.05pt solid #000000"/>
    </style:style>
    <style:style style:name="Tabela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5.Y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6" style:family="table-row">
      <style:table-row-properties style:min-row-height="0.423cm"/>
    </style:style>
    <style:style style:name="Tabela4" style:family="table">
      <style:table-properties style:width="18.08cm" fo:margin-left="0.032cm" table:align="left"/>
    </style:style>
    <style:style style:name="Tabela4.A" style:family="table-column">
      <style:table-column-properties style:column-width="13.053cm"/>
    </style:style>
    <style:style style:name="Tabela4.B" style:family="table-column">
      <style:table-column-properties style:column-width="0.64cm"/>
    </style:style>
    <style:style style:name="Tabela4.C" style:family="table-column">
      <style:table-column-properties style:column-width="0.991cm"/>
    </style:style>
    <style:style style:name="Tabela4.D" style:family="table-column">
      <style:table-column-properties style:column-width="0.485cm"/>
    </style:style>
    <style:style style:name="Tabela4.E" style:family="table-column">
      <style:table-column-properties style:column-width="0.97cm"/>
    </style:style>
    <style:style style:name="Tabela4.F" style:family="table-column">
      <style:table-column-properties style:column-width="1.94cm"/>
    </style:style>
    <style:style style:name="Tabela4.A1" style:family="table-cell">
      <style:table-cell-properties fo:background-color="#ffffff" fo:padding="0.097cm" fo:border="none">
        <style:background-image/>
      </style:table-cell-properties>
    </style:style>
    <style:style style:name="Tabela4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F2" style:family="table-cell">
      <style:table-cell-properties fo:background-color="#cccccc" fo:padding="0.097cm" fo:border="0.05pt solid #000000">
        <style:background-image/>
      </style:table-cell-properties>
    </style:style>
    <style:style style:name="Tabe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1.007cm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none" fo:border-top="none" fo:border-bottom="0.05pt solid #000000"/>
    </style:style>
    <style:style style:name="Tabela4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3" style:family="table-row">
      <style:table-row-properties style:min-row-height="1.085cm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none" fo:border-top="none" fo:border-bottom="0.05pt solid #000000"/>
    </style:style>
    <style:style style:name="Tabela4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none" fo:border-top="none" fo:border-bottom="0.05pt solid #000000"/>
    </style:style>
    <style:style style:name="Tabela4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none" fo:border-top="none" fo:border-bottom="0.05pt solid #000000"/>
    </style:style>
    <style:style style:name="Tabela4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none" fo:border-top="none" fo:border-bottom="0.05pt solid #000000"/>
    </style:style>
    <style:style style:name="Tabela4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none" fo:border-top="none" fo:border-bottom="0.05pt solid #000000"/>
    </style:style>
    <style:style style:name="Tabela4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none" fo:border-top="none" fo:border-bottom="0.05pt solid #000000"/>
    </style:style>
    <style:style style:name="Tabela4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none" fo:border-top="none" fo:border-bottom="0.05pt solid #000000"/>
    </style:style>
    <style:style style:name="Tabe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20" style:family="table-row">
      <style:table-row-properties style:min-row-height="2.487cm"/>
    </style:style>
    <style:style style:name="Tabela4.A20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8.059cm" fo:margin-left="0.032cm" table:align="left"/>
    </style:style>
    <style:style style:name="Tabela2.A" style:family="table-column">
      <style:table-column-properties style:column-width="13.053cm"/>
    </style:style>
    <style:style style:name="Tabela2.B" style:family="table-column">
      <style:table-column-properties style:column-width="0.64cm"/>
    </style:style>
    <style:style style:name="Tabela2.C" style:family="table-column">
      <style:table-column-properties style:column-width="0.947cm"/>
    </style:style>
    <style:style style:name="Tabela2.D" style:family="table-column">
      <style:table-column-properties style:column-width="0.596cm"/>
    </style:style>
    <style:style style:name="Tabela2.E" style:family="table-column">
      <style:table-column-properties style:column-width="0.97cm"/>
    </style:style>
    <style:style style:name="Tabela2.F" style:family="table-column">
      <style:table-column-properties style:column-width="1.852cm"/>
    </style:style>
    <style:style style:name="Tabela2.A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3.066cm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" style:family="table">
      <style:table-properties style:width="18.103cm" fo:margin-left="-0.034cm" table:align="left"/>
    </style:style>
    <style:style style:name="Tabela1.A" style:family="table-column">
      <style:table-column-properties style:column-width="13.141cm"/>
    </style:style>
    <style:style style:name="Tabela1.B" style:family="table-column">
      <style:table-column-properties style:column-width="0.573cm"/>
    </style:style>
    <style:style style:name="Tabela1.C" style:family="table-column">
      <style:table-column-properties style:column-width="0.97cm"/>
    </style:style>
    <style:style style:name="Tabela1.D" style:family="table-column">
      <style:table-column-properties style:column-width="0.508cm"/>
    </style:style>
    <style:style style:name="Tabela1.E" style:family="table-column">
      <style:table-column-properties style:column-width="0.991cm"/>
    </style:style>
    <style:style style:name="Tabela1.F" style:family="table-column">
      <style:table-column-properties style:column-width="1.919cm"/>
    </style:style>
    <style:style style:name="Tabela1.A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fffff" fo:padding="0.097cm" fo:border="none">
        <style:background-image/>
      </style:table-cell-properties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none" fo:border-top="none" fo:border-bottom="0.05pt solid #000000"/>
    </style:style>
    <style:style style:name="Tabela1.E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none" fo:border-top="none" fo:border-bottom="0.05pt solid #000000"/>
    </style:style>
    <style:style style:name="Tabe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D19" style:family="table-cell">
      <style:table-cell-properties fo:padding="0.097cm" fo:border-left="0.05pt solid #000000" fo:border-right="none" fo:border-top="none" fo:border-bottom="0.05pt solid #000000"/>
    </style:style>
    <style:style style:name="Tabela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D20" style:family="table-cell">
      <style:table-cell-properties fo:padding="0.097cm" fo:border-left="0.05pt solid #000000" fo:border-right="none" fo:border-top="none" fo:border-bottom="0.05pt solid #000000"/>
    </style:style>
    <style:style style:name="Tabe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21" style:family="table-row">
      <style:table-row-properties style:min-row-height="1.011cm"/>
    </style:style>
    <style:style style:name="Tabela1.B21" style:family="table-cell">
      <style:table-cell-properties fo:padding="0.097cm" fo:border-left="0.05pt solid #000000" fo:border-right="none" fo:border-top="none" fo:border-bottom="0.05pt solid #000000"/>
    </style:style>
    <style:style style:name="Tabela1.D21" style:family="table-cell">
      <style:table-cell-properties fo:padding="0.097cm" fo:border-left="0.05pt solid #000000" fo:border-right="none" fo:border-top="none" fo:border-bottom="0.05pt solid #000000"/>
    </style:style>
    <style:style style:name="Tabela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22" style:family="table-cell">
      <style:table-cell-properties fo:padding="0.097cm" fo:border-left="0.05pt solid #000000" fo:border-right="none" fo:border-top="none" fo:border-bottom="0.05pt solid #000000"/>
    </style:style>
    <style:style style:name="Tabela1.D22" style:family="table-cell">
      <style:table-cell-properties fo:padding="0.097cm" fo:border-left="0.05pt solid #000000" fo:border-right="none" fo:border-top="none" fo:border-bottom="0.05pt solid #000000"/>
    </style:style>
    <style:style style:name="Tabela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25" style:family="table-cell">
      <style:table-cell-properties fo:padding="0.097cm" fo:border-left="0.05pt solid #000000" fo:border-right="none" fo:border-top="none" fo:border-bottom="0.05pt solid #000000"/>
    </style:style>
    <style:style style:name="Tabela1.D25" style:family="table-cell">
      <style:table-cell-properties fo:padding="0.097cm" fo:border-left="0.05pt solid #000000" fo:border-right="none" fo:border-top="none" fo:border-bottom="0.05pt solid #000000"/>
    </style:style>
    <style:style style:name="Tabela1.B26" style:family="table-cell">
      <style:table-cell-properties fo:padding="0.097cm" fo:border-left="0.05pt solid #000000" fo:border-right="none" fo:border-top="none" fo:border-bottom="0.05pt solid #000000"/>
    </style:style>
    <style:style style:name="Tabela1.D26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8.119cm" table:align="left" style:writing-mode="lr-tb"/>
    </style:style>
    <style:style style:name="Tabela3.A" style:family="table-column">
      <style:table-column-properties style:column-width="0.817cm"/>
    </style:style>
    <style:style style:name="Tabela3.B" style:family="table-column">
      <style:table-column-properties style:column-width="17.30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.097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cccc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ccccc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a07cb"/>
    </style:style>
    <style:style style:name="P2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officeooo:rsid="00c80c61" officeooo:paragraph-rsid="00cb6315" style:font-size-asian="12pt" style:font-size-complex="12pt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officeooo:rsid="00c709cf" officeooo:paragraph-rsid="00c9b62c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officeooo:rsid="00c709cf" officeooo:paragraph-rsid="00cb6315" style:font-size-asian="12pt" style:font-size-complex="12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d156f4" officeooo:paragraph-rsid="00d156f4" style:font-size-asian="12pt" style:font-size-complex="12pt"/>
    </style:style>
    <style:style style:name="P6" style:family="paragraph" style:parent-style-name="Standard">
      <style:text-properties style:font-name="Times New Roman" fo:font-size="12pt" officeooo:rsid="004e9028" officeooo:paragraph-rsid="00fb2e25" style:font-size-asian="12pt" style:font-size-complex="12pt"/>
    </style:style>
    <style:style style:name="P7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1aa635" officeooo:paragraph-rsid="00d073a0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paragraph-rsid="001a07cb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paragraph-rsid="002ed880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df54d" officeooo:paragraph-rsid="00373be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a6f1f0" officeooo:paragraph-rsid="00a6f1f0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21f2e1" officeooo:paragraph-rsid="00b37e4b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21f2e1" officeooo:paragraph-rsid="00cb6315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4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c709cf" officeooo:paragraph-rsid="00c80c61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3a4a29" officeooo:paragraph-rsid="00c80c61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6" style:family="paragraph" style:parent-style-name="Standard">
      <style:text-properties style:font-name="Times New Roman" fo:font-size="12pt" fo:font-style="normal" officeooo:rsid="00c38e87" officeooo:paragraph-rsid="00a12108" style:font-size-asian="12pt" style:font-style-asian="normal" style:font-name-complex="Arial" style:font-size-complex="12pt" style:font-style-complex="normal"/>
    </style:style>
    <style:style style:name="P17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normal" officeooo:rsid="00ebad23" officeooo:paragraph-rsid="00ebad23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fo:language="en" fo:country="US" fo:font-weight="bold" officeooo:paragraph-rsid="00fad4e0" style:font-size-asian="7pt" style:font-weight-asian="bold" style:font-size-complex="8pt" style:font-weight-complex="bold"/>
    </style:style>
    <style:style style:name="P19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officeooo:rsid="003c9bb8" officeooo:paragraph-rsid="0087206c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officeooo:rsid="00368952" officeooo:paragraph-rsid="00b0b95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officeooo:rsid="00b55356" officeooo:paragraph-rsid="00b55356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fo:font-weight="bold" officeooo:rsid="00a6f1f0" officeooo:paragraph-rsid="00a6f1f0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 style:snap-to-layout-grid="false">
        <style:tab-stops>
          <style:tab-stop style:position="0cm"/>
        </style:tab-stops>
      </style:paragraph-properties>
      <style:text-properties fo:font-size="3pt" officeooo:rsid="00452cb5" officeooo:paragraph-rsid="00452cb5" style:font-size-asian="3pt" style:font-size-complex="3pt"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 style:snap-to-layout-grid="false">
        <style:tab-stops>
          <style:tab-stop style:position="0cm"/>
        </style:tab-stops>
      </style:paragraph-properties>
      <style:text-properties fo:font-weight="bold" officeooo:rsid="00452cb5" officeooo:paragraph-rsid="00452cb5" style:font-weight-asian="bold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paragraph-rsid="00fad4e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paragraph-rsid="00fad4e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officeooo:paragraph-rsid="00fad4e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paragraph-rsid="00fad4e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style="normal" fo:font-weight="bold" officeooo:paragraph-rsid="00fb2e25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fad4e0"/>
    </style:style>
    <style:style style:name="P31" style:family="paragraph" style:parent-style-name="Standard">
      <style:text-properties officeooo:paragraph-rsid="00fb2e25"/>
    </style:style>
    <style:style style:name="P32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officeooo:rsid="00c80c61" officeooo:paragraph-rsid="00cb6315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paragraph-rsid="001a07cb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34" style:family="paragraph" style:parent-style-name="Standard">
      <style:paragraph-properties fo:text-align="justify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paragraph-rsid="002ed880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35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aa635" officeooo:paragraph-rsid="0066c622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36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bc89e" officeooo:paragraph-rsid="003d691a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37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bc89e" officeooo:paragraph-rsid="00b0b95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38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a07cb" officeooo:paragraph-rsid="0066c622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39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21f2e1" officeooo:paragraph-rsid="00b0b95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40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3a4a29" officeooo:paragraph-rsid="00c80c61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41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ba6e9c" officeooo:paragraph-rsid="00ba6e9c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42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452cb5" officeooo:paragraph-rsid="00a12108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43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1aa635" officeooo:paragraph-rsid="001a07cb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1aa635" officeooo:paragraph-rsid="00d073a0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8a8ef4" officeooo:paragraph-rsid="008907ff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keep-together="always" fo:hyphenation-ladder-count="no-limit" fo:keep-with-next="always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2b1513" officeooo:paragraph-rsid="001a07cb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2b1513" officeooo:paragraph-rsid="002b1513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ae4a2f" officeooo:paragraph-rsid="00b0b957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38bae1" officeooo:paragraph-rsid="00a989d5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38bae1" officeooo:paragraph-rsid="00ebad23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normal" officeooo:rsid="00424f09" officeooo:paragraph-rsid="00424f09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normal" officeooo:rsid="00a1170f" officeooo:paragraph-rsid="00a1170f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cm"/>
        </style:tab-stops>
      </style:paragraph-properties>
      <style:text-properties style:font-name="Times New Roman" fo:font-size="12pt" fo:font-weight="bold" officeooo:rsid="00452cb5" officeooo:paragraph-rsid="00452cb5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cm"/>
        </style:tab-stops>
      </style:paragraph-properties>
      <style:text-properties style:font-name="Times New Roman" fo:font-size="3pt" officeooo:rsid="00452cb5" officeooo:paragraph-rsid="00452cb5" style:font-size-asian="3pt" style:font-name-complex="Arial" style:font-size-complex="3pt" fo:hyphenate="false" fo:hyphenation-remain-char-count="2" fo:hyphenation-push-char-count="2"/>
    </style:style>
    <style:style style:name="P55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officeooo:rsid="003c9bb8" officeooo:paragraph-rsid="0087206c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56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officeooo:rsid="00368952" officeooo:paragraph-rsid="00b0b95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57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fo:color="#000000" style:font-name="Times New Roman" fo:font-size="12pt" fo:font-style="normal" fo:font-weight="bold" officeooo:rsid="001a07cb" officeooo:paragraph-rsid="002b1513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58" style:family="paragraph" style:parent-style-name="Standard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officeooo:paragraph-rsid="00e9aeb4" fo:hyphenate="false" fo:hyphenation-remain-char-count="2" fo:hyphenation-push-char-count="2"/>
    </style:style>
    <style:style style:name="P59" style:family="paragraph" style:parent-style-name="ENF-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weight="bold" officeooo:rsid="00452cb5" officeooo:paragraph-rsid="00840bb8" style:font-size-asian="12pt" style:font-weight-asian="bold" style:font-size-complex="12pt" style:font-weight-complex="bold" fo:hyphenate="false" fo:hyphenation-remain-char-count="2" fo:hyphenation-push-char-count="2"/>
    </style:style>
    <style:style style:name="P60" style:family="paragraph" style:parent-style-name="ENF-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weight="bold" officeooo:rsid="00be67e4" officeooo:paragraph-rsid="00840bb8" style:font-size-asian="12pt" style:font-weight-asian="bold" style:font-size-complex="12pt" style:font-weight-complex="bold" fo:hyphenate="false" fo:hyphenation-remain-char-count="2" fo:hyphenation-push-char-count="2"/>
    </style:style>
    <style:style style:name="P61" style:family="paragraph" style:parent-style-name="ENF-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452cb5" officeooo:paragraph-rsid="008451fe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62" style:family="paragraph" style:parent-style-name="ENF-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be67e4" officeooo:paragraph-rsid="00be67e4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63" style:family="paragraph" style:parent-style-name="ENF-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3pt" fo:font-weight="bold" officeooo:rsid="00452cb5" officeooo:paragraph-rsid="00840bb8" style:font-size-asian="3pt" style:font-weight-asian="bold" style:font-size-complex="3pt" style:font-weight-complex="bold" fo:hyphenate="false" fo:hyphenation-remain-char-count="2" fo:hyphenation-push-char-count="2"/>
    </style:style>
    <style:style style:name="P64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c4ddd" officeooo:paragraph-rsid="009221fb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65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22c7f9" officeooo:paragraph-rsid="0034eb49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66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3565be" officeooo:paragraph-rsid="003ee9d9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67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225583" officeooo:paragraph-rsid="00b0b95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68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a7ead6" officeooo:paragraph-rsid="00a7ead6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69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452cb5" officeooo:paragraph-rsid="00cc7164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70" style:family="paragraph" style:parent-style-name="Table_20_Contents">
      <style:paragraph-properties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1f4025" officeooo:paragraph-rsid="009221fb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71" style:family="paragraph" style:parent-style-name="Table_20_Contents">
      <style:paragraph-properties fo:text-align="center" style:justify-single-word="false" fo:keep-together="always" fo:hyphenation-ladder-count="no-limit" fo:keep-with-next="always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bold" officeooo:rsid="008907ff" officeooo:paragraph-rsid="00bcddb4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72" style:family="paragraph" style:parent-style-name="Table_20_Contents">
      <style:text-properties style:font-name="Times New Roman" fo:font-size="12pt" officeooo:rsid="0082897e" officeooo:paragraph-rsid="0082897e" style:font-size-asian="12pt" style:font-size-complex="12pt"/>
    </style:style>
    <style:style style:name="P73" style:family="paragraph" style:parent-style-name="Table_20_Contents">
      <style:text-properties style:font-name="Times New Roman" fo:font-size="12pt" officeooo:rsid="0082897e" officeooo:paragraph-rsid="00b0b957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840bb8" officeooo:paragraph-rsid="00a12108" style:font-size-asian="12pt" style:font-size-complex="12pt"/>
    </style:style>
    <style:style style:name="P76" style:family="paragraph" style:parent-style-name="Table_20_Contents">
      <style:text-properties style:font-name="Times New Roman" fo:font-size="12pt" officeooo:rsid="008c4bfa" officeooo:paragraph-rsid="008c4bfa" style:font-size-asian="12pt" style:font-size-complex="12pt"/>
    </style:style>
    <style:style style:name="P77" style:family="paragraph" style:parent-style-name="Table_20_Contents">
      <style:text-properties style:font-name="Times New Roman" fo:font-size="12pt" officeooo:paragraph-rsid="00a12108" style:font-size-asian="12pt" style:font-size-complex="12pt"/>
    </style:style>
    <style:style style:name="P78" style:family="paragraph" style:parent-style-name="Table_20_Contents">
      <style:text-properties style:font-name="Times New Roman" fo:font-size="12pt" officeooo:rsid="00a26313" officeooo:paragraph-rsid="00a26313" style:font-size-asian="12pt" style:font-size-complex="12pt"/>
    </style:style>
    <style:style style:name="P79" style:family="paragraph" style:parent-style-name="Table_20_Contents">
      <style:text-properties style:font-name="Times New Roman" fo:font-size="12pt" officeooo:rsid="00a26313" officeooo:paragraph-rsid="0082897e" style:font-size-asian="12pt" style:font-size-complex="12pt"/>
    </style:style>
    <style:style style:name="P80" style:family="paragraph" style:parent-style-name="Table_20_Contents">
      <style:text-properties style:font-name="Times New Roman" fo:font-size="12pt" officeooo:rsid="00a26313" officeooo:paragraph-rsid="00b0b957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a4d198" officeooo:paragraph-rsid="00a4d198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a4d198" officeooo:paragraph-rsid="00b55356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a4d198" officeooo:paragraph-rsid="00d42f56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officeooo:rsid="00a7ead6" officeooo:paragraph-rsid="00a7ead6" style:font-size-asian="12pt" style:font-size-complex="12pt"/>
    </style:style>
    <style:style style:name="P85" style:family="paragraph" style:parent-style-name="Table_20_Contents">
      <style:text-properties style:font-name="Times New Roman" fo:font-size="12pt" officeooo:rsid="00bf9db3" officeooo:paragraph-rsid="00bf9db3" style:font-size-asian="12pt" style:font-size-complex="12pt"/>
    </style:style>
    <style:style style:name="P86" style:family="paragraph" style:parent-style-name="Table_20_Contents">
      <style:text-properties style:font-name="Times New Roman" fo:font-size="12pt" officeooo:rsid="00c38e87" officeooo:paragraph-rsid="00c38e87" style:font-size-asian="12pt" style:font-size-complex="12pt"/>
    </style:style>
    <style:style style:name="P87" style:family="paragraph" style:parent-style-name="Table_20_Contents">
      <style:text-properties style:font-name="Times New Roman" fo:font-size="12pt" officeooo:rsid="00c38e87" officeooo:paragraph-rsid="00e3442e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officeooo:rsid="00c58ba3" officeooo:paragraph-rsid="00c58ba3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officeooo:rsid="00cc7164" officeooo:paragraph-rsid="00cc7164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officeooo:rsid="00e4c80a" officeooo:paragraph-rsid="00e4c80a" style:font-size-asian="12pt" style:font-size-complex="12pt"/>
    </style:style>
    <style:style style:name="P91" style:family="paragraph" style:parent-style-name="Table_20_Contents">
      <style:text-properties style:font-name="Times New Roman" fo:font-size="12pt" officeooo:rsid="00e695bd" officeooo:paragraph-rsid="00e695bd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officeooo:rsid="00e695bd" officeooo:paragraph-rsid="00e695bd" style:font-size-asian="12pt" style:font-size-complex="12pt"/>
    </style:style>
    <style:style style:name="P93" style:family="paragraph" style:parent-style-name="Table_20_Contents">
      <style:text-properties style:font-name="Times New Roman" fo:font-size="12pt" officeooo:rsid="00e834f4" officeooo:paragraph-rsid="00e834f4" style:font-size-asian="12pt" style:font-size-complex="12pt"/>
    </style:style>
    <style:style style:name="P94" style:family="paragraph" style:parent-style-name="Table_20_Contents">
      <style:text-properties style:font-name="Times New Roman" fo:font-size="12pt" officeooo:rsid="00be67e4" officeooo:paragraph-rsid="00be67e4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2pt" officeooo:rsid="00fb2e25" officeooo:paragraph-rsid="00fb2e25" style:font-size-asian="12pt" style:font-size-complex="12pt"/>
    </style:style>
    <style:style style:name="P96" style:family="paragraph" style:parent-style-name="Table_20_Contents">
      <style:text-properties style:font-name="Times New Roman" fo:font-size="12pt" officeooo:rsid="00fb2e25" officeooo:paragraph-rsid="00fb2e25" style:font-size-asian="12pt" style:font-size-complex="12pt"/>
    </style:style>
    <style:style style:name="P97" style:family="paragraph" style:parent-style-name="Table_20_Contents">
      <style:text-properties style:font-name="Times New Roman" fo:font-size="12pt" officeooo:rsid="0082897e" officeooo:paragraph-rsid="0082897e" style:font-name-asian="Arial" style:font-size-asian="12pt" style:font-name-complex="Times New Roman" style:font-size-complex="12pt"/>
    </style:style>
    <style:style style:name="P98" style:family="paragraph" style:parent-style-name="Table_20_Contents">
      <style:text-properties style:font-name="Times New Roman" fo:font-size="12pt" officeooo:rsid="0083d1a1" officeooo:paragraph-rsid="0083d1a1" style:font-name-asian="Arial" style:font-size-asian="12pt" style:font-name-complex="Times New Roman" style:font-size-complex="12pt"/>
    </style:style>
    <style:style style:name="P99" style:family="paragraph" style:parent-style-name="Table_20_Contents">
      <style:text-properties style:font-name="Times New Roman" fo:font-size="12pt" officeooo:rsid="00a2fc57" officeooo:paragraph-rsid="00a2fc57" style:font-name-asian="Arial" style:font-size-asian="12pt" style:font-name-complex="Times New Roman" style:font-size-complex="12pt"/>
    </style:style>
    <style:style style:name="P100" style:family="paragraph" style:parent-style-name="Table_20_Contents">
      <style:text-properties style:font-name="Times New Roman" fo:font-size="12pt" officeooo:rsid="00ef411f" officeooo:paragraph-rsid="00ef411f" style:font-name-asian="Arial" style:font-size-asian="12pt" style:font-name-complex="Times New Roman" style:font-size-complex="12pt"/>
    </style:style>
    <style:style style:name="P101" style:family="paragraph" style:parent-style-name="Table_20_Contents">
      <style:text-properties style:font-name="Times New Roman" fo:font-size="12pt" fo:font-style="normal" officeooo:rsid="0083d1a1" officeooo:paragraph-rsid="0083d1a1" style:font-size-asian="12pt" style:font-style-asian="normal" style:font-size-complex="12pt" style:font-style-complex="normal"/>
    </style:style>
    <style:style style:name="P102" style:family="paragraph" style:parent-style-name="Table_20_Contents">
      <style:text-properties style:font-name="Times New Roman" fo:font-size="12pt" fo:font-style="normal" officeooo:rsid="002751e8" officeooo:paragraph-rsid="0034eb49" style:font-size-asian="12pt" style:font-style-asian="normal" style:font-size-complex="12pt" style:font-style-complex="normal"/>
    </style:style>
    <style:style style:name="P103" style:family="paragraph" style:parent-style-name="Table_20_Contents">
      <style:text-properties style:font-name="Times New Roman" fo:font-size="12pt" fo:font-style="normal" officeooo:rsid="001c4ddd" officeooo:paragraph-rsid="001d9d6f" style:font-size-asian="12pt" style:font-style-asian="normal" style:font-size-complex="12pt" style:font-style-complex="normal"/>
    </style:style>
    <style:style style:name="P104" style:family="paragraph" style:parent-style-name="Table_20_Contents">
      <style:text-properties style:font-name="Times New Roman" fo:font-size="12pt" fo:font-style="normal" officeooo:rsid="001c4ddd" officeooo:paragraph-rsid="009221fb" style:font-size-asian="12pt" style:font-style-asian="normal" style:font-size-complex="12pt" style:font-style-complex="normal"/>
    </style:style>
    <style:style style:name="P105" style:family="paragraph" style:parent-style-name="Table_20_Contents">
      <style:text-properties style:font-name="Times New Roman" fo:font-size="12pt" fo:font-style="normal" officeooo:rsid="001c4ddd" officeooo:paragraph-rsid="00a26313" style:font-size-asian="12pt" style:font-style-asian="normal" style:font-size-complex="12pt" style:font-style-complex="normal"/>
    </style:style>
    <style:style style:name="P106" style:family="paragraph" style:parent-style-name="Table_20_Contents">
      <style:text-properties style:font-name="Times New Roman" fo:font-size="12pt" fo:font-style="normal" officeooo:rsid="001c4ddd" officeooo:paragraph-rsid="003a4a29" style:font-size-asian="12pt" style:font-style-asian="normal" style:font-size-complex="12pt" style:font-style-complex="normal"/>
    </style:style>
    <style:style style:name="P107" style:family="paragraph" style:parent-style-name="Table_20_Contents">
      <style:text-properties style:font-name="Times New Roman" fo:font-size="12pt" fo:font-style="normal" officeooo:rsid="003a4a29" officeooo:paragraph-rsid="003a4a29" style:font-size-asian="12pt" style:font-style-asian="normal" style:font-size-complex="12pt" style:font-style-complex="normal"/>
    </style:style>
    <style:style style:name="P108" style:family="paragraph" style:parent-style-name="Table_20_Contents">
      <style:text-properties style:font-name="Times New Roman" fo:font-size="12pt" fo:font-style="normal" officeooo:rsid="001f4025" officeooo:paragraph-rsid="009221fb" style:font-size-asian="12pt" style:font-style-asian="normal" style:font-size-complex="12pt" style:font-style-complex="normal"/>
    </style:style>
    <style:style style:name="P109" style:family="paragraph" style:parent-style-name="Table_20_Contents">
      <style:text-properties style:font-name="Times New Roman" fo:font-size="12pt" fo:font-style="normal" officeooo:rsid="00bf9db3" officeooo:paragraph-rsid="00bf9db3" style:font-size-asian="12pt" style:font-style-asian="normal" style:font-size-complex="12pt" style:font-style-complex="normal"/>
    </style:style>
    <style:style style:name="P110" style:family="paragraph" style:parent-style-name="Table_20_Contents">
      <style:text-properties style:font-name="Times New Roman" fo:font-size="12pt" fo:font-style="normal" officeooo:rsid="00c38e87" officeooo:paragraph-rsid="00c38e87" style:font-size-asian="12pt" style:font-style-asian="normal" style:font-size-complex="12pt" style:font-style-complex="normal"/>
    </style:style>
    <style:style style:name="P111" style:family="paragraph" style:parent-style-name="Table_20_Contents">
      <style:text-properties style:font-name="Times New Roman" fo:font-size="12pt" fo:font-style="normal" officeooo:rsid="00c38e87" officeooo:paragraph-rsid="00e4c80a" style:font-size-asian="12pt" style:font-style-asian="normal" style:font-size-complex="12pt" style:font-style-complex="normal"/>
    </style:style>
    <style:style style:name="P112" style:family="paragraph" style:parent-style-name="Table_20_Contents">
      <style:text-properties style:font-name="Times New Roman" fo:font-size="12pt" fo:font-style="normal" officeooo:rsid="00e695bd" officeooo:paragraph-rsid="00e695bd" style:font-size-asian="12pt" style:font-style-asian="normal" style:font-size-complex="12pt" style:font-style-complex="normal"/>
    </style:style>
    <style:style style:name="P113" style:family="paragraph" style:parent-style-name="Table_20_Contents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a76a37" officeooo:paragraph-rsid="00b0b957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14" style:family="paragraph" style:parent-style-name="Table_20_Contents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452cb5" officeooo:paragraph-rsid="00cc7164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15" style:family="paragraph" style:parent-style-name="Table_20_Contents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officeooo:rsid="00cc7164" officeooo:paragraph-rsid="00cc7164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2pt" fo:font-style="normal" fo:font-weight="bold" officeooo:rsid="00368952" officeooo:paragraph-rsid="00a12108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able_20_Contents">
      <style:text-properties style:font-name="Times New Roman" fo:font-size="12pt" officeooo:paragraph-rsid="00a12108" fo:background-color="#ffffff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840bb8" officeooo:paragraph-rsid="00840bb8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840bb8" officeooo:paragraph-rsid="00a12108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b0b957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34f4" officeooo:paragraph-rsid="00e834f4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be67e4" officeooo:paragraph-rsid="00be67e4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7ead6" officeooo:paragraph-rsid="00a7ead6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c5612" officeooo:paragraph-rsid="00ec5612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6f1f0" officeooo:paragraph-rsid="00a6f1f0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4d198" officeooo:paragraph-rsid="00a4d198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bad23" officeooo:paragraph-rsid="00ebad23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9aeb4" officeooo:paragraph-rsid="00e9aeb4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f411f" officeooo:paragraph-rsid="00ef411f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76a37" officeooo:paragraph-rsid="00b0b957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b0b957" officeooo:paragraph-rsid="00b0b957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f2d0be" officeooo:paragraph-rsid="00f2d0be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e17a2" officeooo:paragraph-rsid="00ee17a2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1816b" officeooo:paragraph-rsid="00e1816b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fb2e25" officeooo:paragraph-rsid="00fb2e25" style:font-size-asian="12pt" style:font-weight-asian="bold" style:font-size-complex="12pt" style:font-weight-complex="bold"/>
    </style:style>
    <style:style style:name="P137" style:family="paragraph" style:parent-style-name="Table_20_Contents">
      <style:text-properties style:font-name="Times New Roman" fo:font-size="12pt" fo:font-weight="bold" officeooo:rsid="00e10ea2" officeooo:paragraph-rsid="00e10ea2" style:font-name-asian="Arial" style:font-size-asian="12pt" style:font-weight-asian="bold" style:font-name-complex="Times New Roman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e10ea2" officeooo:paragraph-rsid="00e10ea2" style:font-name-asian="Arial" style:font-size-asian="12pt" style:font-weight-asian="bold" style:font-name-complex="Times New Roman" style:font-size-complex="12pt" style:font-weight-complex="bold"/>
    </style:style>
    <style:style style:name="P139" style:family="paragraph" style:parent-style-name="Table_20_Contents">
      <style:text-properties style:font-name="Times New Roman" fo:font-size="12pt" fo:font-weight="bold" officeooo:rsid="00ddc0c6" officeooo:paragraph-rsid="0082897e" style:font-name-asian="Arial" style:font-size-asian="12pt" style:font-weight-asian="bold" style:font-name-complex="Times New Roman" style:font-size-complex="12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2fc57" officeooo:paragraph-rsid="00a2fc57" style:font-name-asian="Arial" style:font-size-asian="12pt" style:font-weight-asian="bold" style:font-name-complex="Times New Roman" style:font-size-complex="12pt" style:font-weight-complex="bold"/>
    </style:style>
    <style:style style:name="P141" style:family="paragraph" style:parent-style-name="Table_20_Contents">
      <style:text-properties style:font-name="Times New Roman" fo:font-size="12pt" fo:font-weight="bold" officeooo:rsid="00a2fc57" officeooo:paragraph-rsid="00a2fc57" style:font-name-asian="Arial" style:font-size-asian="12pt" style:font-weight-asian="bold" style:font-name-complex="Times New Roman" style:font-size-complex="12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82897e" officeooo:paragraph-rsid="0082897e" style:font-name-asian="Arial" style:font-size-asian="12pt" style:font-weight-asian="bold" style:font-name-complex="Times New Roman" style:font-size-complex="12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83d1a1" officeooo:paragraph-rsid="0083d1a1" style:font-name-asian="Arial" style:font-size-asian="12pt" style:font-weight-asian="bold" style:font-name-complex="Times New Roman" style:font-size-complex="12pt" style:font-weight-complex="bold"/>
    </style:style>
    <style:style style:name="P144" style:family="paragraph" style:parent-style-name="Table_20_Contents">
      <style:text-properties style:font-name="Times New Roman" fo:font-size="12pt" fo:font-weight="bold" officeooo:rsid="0083d1a1" officeooo:paragraph-rsid="0083d1a1" style:font-name-asian="Arial" style:font-size-asian="12pt" style:font-weight-asian="bold" style:font-name-complex="Times New Roman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83d1a1" officeooo:paragraph-rsid="0083d1a1" style:font-name-asian="Arial" style:font-size-asian="12pt" style:font-weight-asian="bold" style:font-name-complex="Times New Roman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379d6" officeooo:paragraph-rsid="00a379d6" style:font-name-asian="Arial" style:font-size-asian="12pt" style:font-weight-asian="bold" style:font-name-complex="Times New Roman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f9ba05" officeooo:paragraph-rsid="00f9ba05" style:font-name-asian="Arial" style:font-size-asian="12pt" style:font-weight-asian="bold" style:font-name-complex="Times New Roman" style:font-size-complex="12pt" style:font-weight-complex="bold"/>
    </style:style>
    <style:style style:name="P148" style:family="paragraph" style:parent-style-name="Table_20_Contents">
      <style:text-properties style:font-name="Times New Roman" fo:font-size="12pt" fo:font-weight="normal" officeooo:rsid="00a2fc57" officeooo:paragraph-rsid="00a2fc57" style:font-name-asian="Arial" style:font-size-asian="12pt" style:font-weight-asian="normal" style:font-name-complex="Times New Roman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" fo:font-size="3pt" fo:font-style="normal" fo:font-weight="bold" officeooo:rsid="00368952" officeooo:paragraph-rsid="00a12108" style:font-size-asian="2.59999990463257pt" style:font-style-asian="normal" style:font-weight-asian="bold" style:font-size-complex="3pt" style:font-style-complex="normal" style:font-weight-complex="bold"/>
    </style:style>
    <style:style style:name="P150" style:family="paragraph" style:parent-style-name="Table_20_Contents">
      <style:paragraph-properties fo:text-align="center" style:justify-single-word="false"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3pt" fo:font-style="normal" officeooo:rsid="003565be" officeooo:paragraph-rsid="00a12108" style:font-size-asian="3pt" style:font-style-asian="normal" style:font-name-complex="Arial" style:font-size-complex="3pt" style:font-style-complex="normal" fo:hyphenate="false" fo:hyphenation-remain-char-count="2" fo:hyphenation-push-char-count="2"/>
    </style:style>
    <style:style style:name="P151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bold" officeooo:rsid="00e07c97" officeooo:paragraph-rsid="00e07c97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color="#cc0066" style:font-name="Times New Roman" fo:font-size="12pt" fo:font-weight="bold" officeooo:rsid="00a76a37" officeooo:paragraph-rsid="00b0b957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officeooo:paragraph-rsid="00fb2e25"/>
    </style:style>
    <style:style style:name="P154" style:family="paragraph" style:parent-style-name="Text_20_body">
      <style:paragraph-properties fo:margin-left="1.058cm" fo:margin-right="0.106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paragraph-rsid="00452cb5"/>
    </style:style>
    <style:style style:name="P155" style:family="paragraph" style:parent-style-name="Text_20_body">
      <style:paragraph-properties fo:margin-left="0.106cm" fo:margin-right="0.106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paragraph-rsid="00452cb5"/>
    </style:style>
    <style:style style:name="P156" style:family="paragraph" style:parent-style-name="Text_20_body">
      <style:paragraph-properties fo:margin-left="0.106cm" fo:margin-right="0.106cm" fo:margin-top="0cm" fo:margin-bottom="0cm" style:contextual-spacing="false" fo:text-align="center" style:justify-single-word="false" fo:orphans="2" fo:widows="2" fo:text-indent="0cm" style:auto-text-indent="false"/>
      <style:text-properties officeooo:paragraph-rsid="00452cb5"/>
    </style:style>
    <style:style style:name="P157" style:family="paragraph" style:parent-style-name="Standard">
      <style:paragraph-properties fo:hyphenation-ladder-count="no-limit" fo:background-color="#dddddd">
        <style:tab-stops>
          <style:tab-stop style:position="0.002cm"/>
        </style:tab-stops>
        <style:background-image/>
      </style:paragraph-properties>
      <style:text-properties style:font-name="Times New Roman" fo:font-size="12pt" fo:font-style="normal" fo:font-weight="bold" officeooo:rsid="00a51168" officeooo:paragraph-rsid="00a51168" style:font-size-asian="12pt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158" style:family="paragraph" style:parent-style-name="Standard">
      <style:paragraph-properties fo:hyphenation-ladder-count="no-limit" fo:background-color="#dddddd" style:snap-to-layout-grid="false">
        <style:tab-stops>
          <style:tab-stop style:position="0.002cm"/>
        </style:tab-stops>
        <style:background-image/>
      </style:paragraph-properties>
      <style:text-properties style:font-name="Times New Roman" fo:font-size="12pt" fo:font-style="normal" fo:font-weight="normal" officeooo:rsid="0045bede" officeooo:paragraph-rsid="005977de" fo:background-color="#ffffff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159" style:family="paragraph" style:parent-style-name="Standard">
      <style:paragraph-properties fo:hyphenation-ladder-count="no-limit" fo:background-color="#ffffff" style:snap-to-layout-grid="false">
        <style:tab-stops>
          <style:tab-stop style:position="0.002cm"/>
        </style:tab-stops>
        <style:background-image/>
      </style:paragraph-properties>
      <style:text-properties fo:color="#000000" style:font-name="Times New Roman" fo:font-size="12pt" fo:font-style="normal" officeooo:rsid="00a70dbc" officeooo:paragraph-rsid="00ef6e90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60" style:family="paragraph" style:parent-style-name="Standard">
      <style:paragraph-properties fo:background-color="#ffffff">
        <style:background-image/>
      </style:paragraph-properties>
      <style:text-properties officeooo:paragraph-rsid="00fb2e25"/>
    </style:style>
    <style:style style:name="P161" style:family="paragraph" style:parent-style-name="Standard">
      <style:paragraph-properties fo:keep-together="always" fo:hyphenation-ladder-count="no-limit" fo:background-color="#ffffff" fo:keep-with-next="always" style:snap-to-layout-grid="false">
        <style:tab-stops>
          <style:tab-stop style:position="0.002cm"/>
        </style:tab-stops>
        <style:background-image/>
      </style:paragraph-properties>
      <style:text-properties style:font-name="Times New Roman" fo:font-size="12pt" fo:font-style="normal" fo:font-weight="normal" officeooo:rsid="00a5c5a7" officeooo:paragraph-rsid="00a5c5a7" style:font-size-asian="12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162" style:family="paragraph" style:parent-style-name="Standard">
      <style:paragraph-properties fo:text-align="start" style:justify-single-word="false" fo:keep-together="always" fo:hyphenation-ladder-count="no-limit" fo:background-color="#ffffff" fo:keep-with-next="always" style:snap-to-layout-grid="false">
        <style:tab-stops>
          <style:tab-stop style:position="0.002cm"/>
        </style:tab-stops>
        <style:background-image/>
      </style:paragraph-properties>
      <style:text-properties style:font-name="Times New Roman" fo:font-size="12pt" fo:font-style="normal" officeooo:rsid="00c162d2" officeooo:paragraph-rsid="00ba6e9c" fo:background-color="#ffffff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63" style:family="paragraph" style:parent-style-name="Standard">
      <style:paragraph-properties fo:keep-together="always" fo:hyphenation-ladder-count="no-limit" fo:background-color="#ffffff" fo:keep-with-next="always" style:snap-to-layout-grid="false">
        <style:tab-stops>
          <style:tab-stop style:position="0.002cm"/>
        </style:tab-stops>
        <style:background-image/>
      </style:paragraph-properties>
      <style:text-properties fo:color="#000000" style:font-name="Times New Roman" fo:font-size="12pt" fo:font-style="normal" officeooo:rsid="00a70dbc" officeooo:paragraph-rsid="00ef6e90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6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2pt" fo:font-style="normal" fo:font-weight="bold" officeooo:paragraph-rsid="00fb2e25" fo:background-color="#ffffff" style:font-size-asian="12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margin-left="0cm" fo:margin-right="-0.374cm" fo:text-align="center" style:justify-single-word="false" fo:text-indent="0cm" style:auto-text-indent="false" style:snap-to-layout-grid="false"/>
      <style:text-properties style:font-name="Times New Roman" fo:font-size="18pt" fo:language="en" fo:country="US" fo:font-weight="bold" officeooo:rsid="00d156f4" officeooo:paragraph-rsid="00fad4e0" style:font-size-asian="18pt" style:font-weight-asian="bold" style:font-size-complex="18pt" style:font-weight-complex="bold"/>
    </style:style>
    <style:style style:name="P166" style:family="paragraph" style:parent-style-name="Standard">
      <style:paragraph-properties fo:margin-left="0cm" fo:margin-right="-0.374cm" fo:text-align="start" style:justify-single-word="false" fo:text-indent="0cm" style:auto-text-indent="false" style:snap-to-layout-grid="false"/>
      <style:text-properties style:font-name="Times New Roman" fo:font-size="18pt" fo:language="en" fo:country="US" fo:font-weight="bold" officeooo:rsid="00d156f4" officeooo:paragraph-rsid="00fad4e0" style:font-size-asian="18pt" style:font-weight-asian="bold" style:font-size-complex="18pt" style:font-weight-complex="bold"/>
    </style:style>
    <style:style style:name="P167" style:family="paragraph" style:parent-style-name="Text_20_body">
      <style:text-properties fo:font-size="3pt" style:font-size-asian="2.59999990463257pt" style:font-size-complex="3pt"/>
    </style:style>
    <style:style style:name="P168" style:family="paragraph" style:parent-style-name="Standard">
      <style:paragraph-properties fo:margin-left="4.251cm" fo:margin-right="0.199cm" fo:text-indent="-4.251cm" style:auto-text-indent="false">
        <style:tab-stops>
          <style:tab-stop style:position="5.752cm"/>
          <style:tab-stop style:position="9.502cm"/>
        </style:tab-stops>
      </style:paragraph-properties>
      <style:text-properties style:font-name="Times New Roman" fo:font-size="6pt" fo:font-weight="bold" officeooo:rsid="001aa635" officeooo:paragraph-rsid="00a12108" style:font-size-asian="5.25pt" style:font-weight-asian="bold" style:font-size-complex="6pt"/>
    </style:style>
    <style:style style:name="P169" style:family="paragraph" style:parent-style-name="Table_20_Contents">
      <style:text-properties style:font-name="Times New Roman" fo:font-size="12pt" officeooo:rsid="00fb2e25" officeooo:paragraph-rsid="0082897e" style:font-size-asian="12pt" style:font-size-complex="12pt"/>
    </style:style>
    <style:style style:name="P170" style:family="paragraph" style:parent-style-name="Standard">
      <style:paragraph-properties fo:hyphenation-ladder-count="no-limit" style:snap-to-layout-grid="false">
        <style:tab-stops>
          <style:tab-stop style:position="0.002cm"/>
        </style:tab-stops>
      </style:paragraph-properties>
      <style:text-properties style:font-name="Times New Roman" fo:font-size="12pt" fo:font-style="normal" fo:font-weight="normal" officeooo:rsid="00fb2e25" officeooo:paragraph-rsid="00fb2e2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T1" style:family="text">
      <style:text-properties officeooo:rsid="001aa6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635" style:font-weight-asian="bold" style:font-weight-complex="bold"/>
    </style:style>
    <style:style style:name="T4" style:family="text">
      <style:text-properties fo:font-weight="bold" officeooo:rsid="00452cb5" style:font-weight-asian="bold" style:font-weight-complex="bold"/>
    </style:style>
    <style:style style:name="T5" style:family="text">
      <style:text-properties fo:font-weight="bold" officeooo:rsid="00481e29" style:font-weight-asian="bold" style:font-weight-complex="bold"/>
    </style:style>
    <style:style style:name="T6" style:family="text">
      <style:text-properties fo:font-weight="bold" officeooo:rsid="005687e4" style:font-weight-asian="bold" style:font-weight-complex="bold"/>
    </style:style>
    <style:style style:name="T7" style:family="text">
      <style:text-properties fo:font-weight="bold" officeooo:rsid="005b701a" style:font-weight-asian="bold" style:font-weight-complex="bold"/>
    </style:style>
    <style:style style:name="T8" style:family="text">
      <style:text-properties fo:font-weight="bold" officeooo:rsid="006096f4" style:font-weight-asian="bold" style:font-weight-complex="bold"/>
    </style:style>
    <style:style style:name="T9" style:family="text">
      <style:text-properties fo:font-weight="bold" officeooo:rsid="0066c622" style:font-weight-asian="bold" style:font-weight-complex="bold"/>
    </style:style>
    <style:style style:name="T10" style:family="text">
      <style:text-properties fo:font-weight="bold" officeooo:rsid="0081b279" style:font-weight-asian="bold" style:font-weight-complex="bold"/>
    </style:style>
    <style:style style:name="T11" style:family="text">
      <style:text-properties fo:font-weight="bold" officeooo:rsid="00840bb8" style:font-weight-asian="bold" style:font-weight-complex="bold"/>
    </style:style>
    <style:style style:name="T12" style:family="text">
      <style:text-properties fo:font-weight="bold" officeooo:rsid="008c4bfa" style:font-weight-asian="bold" style:font-weight-complex="bold"/>
    </style:style>
    <style:style style:name="T13" style:family="text">
      <style:text-properties fo:font-weight="bold" officeooo:rsid="00997b16" style:font-weight-asian="bold" style:font-weight-complex="bold"/>
    </style:style>
    <style:style style:name="T14" style:family="text">
      <style:text-properties fo:font-weight="bold" officeooo:rsid="002ed880" style:font-weight-asian="bold" style:font-weight-complex="bold"/>
    </style:style>
    <style:style style:name="T15" style:family="text">
      <style:text-properties fo:font-weight="bold" officeooo:rsid="008edc57" style:font-weight-asian="bold" style:font-weight-complex="bold"/>
    </style:style>
    <style:style style:name="T16" style:family="text">
      <style:text-properties fo:font-weight="bold" officeooo:rsid="00a7ead6" style:font-weight-asian="bold" style:font-weight-complex="bold"/>
    </style:style>
    <style:style style:name="T17" style:family="text">
      <style:text-properties fo:font-weight="bold" officeooo:rsid="00ae4a2f" style:font-weight-asian="bold" style:font-weight-complex="bold"/>
    </style:style>
    <style:style style:name="T18" style:family="text">
      <style:text-properties fo:font-weight="bold" officeooo:rsid="00b0b957" style:font-weight-asian="bold" style:font-weight-complex="bold"/>
    </style:style>
    <style:style style:name="T19" style:family="text">
      <style:text-properties fo:font-weight="bold" officeooo:rsid="00a12108" style:font-weight-asian="bold" style:font-weight-complex="bold"/>
    </style:style>
    <style:style style:name="T20" style:family="text">
      <style:text-properties fo:font-weight="bold" officeooo:rsid="00a76a37" style:font-weight-asian="bold" style:font-weight-complex="bold"/>
    </style:style>
    <style:style style:name="T21" style:family="text">
      <style:text-properties fo:font-weight="bold" officeooo:rsid="00c58ba3" style:font-weight-asian="bold" style:font-weight-complex="bold"/>
    </style:style>
    <style:style style:name="T22" style:family="text">
      <style:text-properties fo:font-weight="bold" officeooo:rsid="00d156f4" style:font-weight-asian="bold" style:font-weight-complex="bold"/>
    </style:style>
    <style:style style:name="T23" style:family="text">
      <style:text-properties fo:font-weight="bold" officeooo:rsid="00e834f4" style:font-weight-asian="bold" style:font-weight-complex="bold"/>
    </style:style>
    <style:style style:name="T24" style:family="text">
      <style:text-properties fo:font-weight="bold" officeooo:rsid="0082897e" style:font-weight-asian="bold" style:font-weight-complex="bold"/>
    </style:style>
    <style:style style:name="T25" style:family="text">
      <style:text-properties fo:font-weight="bold" officeooo:rsid="005977de" style:font-weight-asian="bold" style:font-weight-complex="bold"/>
    </style:style>
    <style:style style:name="T26" style:family="text">
      <style:text-properties fo:font-weight="bold" officeooo:rsid="00c80c61" style:font-weight-asian="bold" style:font-weight-complex="bold"/>
    </style:style>
    <style:style style:name="T27" style:family="text">
      <style:text-properties fo:font-weight="bold" officeooo:rsid="006d97dc" style:font-weight-asian="bold" style:font-weight-complex="bold"/>
    </style:style>
    <style:style style:name="T28" style:family="text">
      <style:text-properties fo:font-weight="bold" officeooo:rsid="00aa89a9" style:font-weight-asian="bold" style:font-weight-complex="bold"/>
    </style:style>
    <style:style style:name="T29" style:family="text">
      <style:text-properties fo:font-weight="bold" fo:background-color="#dddddd" style:font-weight-asian="bold" style:font-weight-complex="bold"/>
    </style:style>
    <style:style style:name="T30" style:family="text">
      <style:text-properties fo:font-weight="bold" officeooo:rsid="00a51168" fo:background-color="#dddddd" style:font-weight-asian="bold" style:font-weight-complex="bold"/>
    </style:style>
    <style:style style:name="T31" style:family="text">
      <style:text-properties fo:font-weight="bold" officeooo:rsid="00a50ec1" fo:background-color="#dddddd" style:font-weight-asian="bold" style:font-weight-complex="bold"/>
    </style:style>
    <style:style style:name="T32" style:family="text">
      <style:text-properties fo:font-weight="bold" officeooo:rsid="00a62c54" fo:background-color="#dddddd" style:font-weight-asian="bold" style:font-weight-complex="bold"/>
    </style:style>
    <style:style style:name="T33" style:family="text">
      <style:text-properties fo:font-weight="bold" fo:background-color="#ffffff" style:font-weight-asian="bold" style:font-weight-complex="bold"/>
    </style:style>
    <style:style style:name="T34" style:family="text">
      <style:text-properties fo:font-weight="bold" officeooo:rsid="00a4d198" fo:background-color="#ffffff" style:font-weight-asian="bold" style:font-weight-complex="bold"/>
    </style:style>
    <style:style style:name="T35" style:family="text">
      <style:text-properties fo:font-weight="bold" officeooo:rsid="00e834f4" fo:background-color="#ffffff" style:font-weight-asian="bold" style:font-weight-complex="bold"/>
    </style:style>
    <style:style style:name="T36" style:family="text">
      <style:text-properties fo:font-weight="bold" officeooo:rsid="001aa635" fo:background-color="#ffffff" style:font-weight-asian="bold" style:font-weight-complex="bold"/>
    </style:style>
    <style:style style:name="T37" style:family="text">
      <style:text-properties fo:font-weight="bold" officeooo:rsid="00ebad23" fo:background-color="#ffffff" style:font-weight-asian="bold" style:font-weight-complex="bold"/>
    </style:style>
    <style:style style:name="T38" style:family="text">
      <style:text-properties fo:font-weight="bold" officeooo:rsid="00a51168" fo:background-color="#ffffff" style:font-weight-asian="bold" style:font-weight-complex="bold"/>
    </style:style>
    <style:style style:name="T39" style:family="text">
      <style:text-properties fo:font-weight="bold" officeooo:rsid="0038bae1" fo:background-color="#ffffff" style:font-weight-asian="bold" style:font-weight-complex="bold"/>
    </style:style>
    <style:style style:name="T40" style:family="text">
      <style:text-properties fo:font-weight="bold" officeooo:rsid="005977de" fo:background-color="#ffffff" style:font-weight-asian="bold" style:font-weight-complex="bold"/>
    </style:style>
    <style:style style:name="T41" style:family="text">
      <style:text-properties fo:font-weight="bold" officeooo:rsid="00ec5612" fo:background-color="#ffffff" style:font-weight-asian="bold" style:font-weight-complex="bold"/>
    </style:style>
    <style:style style:name="T42" style:family="text">
      <style:text-properties fo:font-weight="bold" officeooo:rsid="00a62c54" fo:background-color="#ffffff" style:font-weight-asian="bold" style:font-weight-complex="bold"/>
    </style:style>
    <style:style style:name="T43" style:family="text">
      <style:text-properties fo:font-weight="bold" officeooo:rsid="0067fdeb" fo:background-color="#ffffff" style:font-weight-asian="bold" style:font-weight-complex="bold"/>
    </style:style>
    <style:style style:name="T44" style:family="text">
      <style:text-properties fo:font-weight="bold" officeooo:rsid="00cb6315" fo:background-color="#ffffff" style:font-weight-asian="bold" style:font-weight-complex="bold"/>
    </style:style>
    <style:style style:name="T45" style:family="text">
      <style:text-properties fo:font-weight="bold" officeooo:rsid="00c80c61" fo:background-color="#ffffff" style:font-weight-asian="bold" style:font-weight-complex="bold"/>
    </style:style>
    <style:style style:name="T46" style:family="text">
      <style:text-properties fo:font-weight="bold" officeooo:rsid="006f6ab9" fo:background-color="#ffffff" style:font-weight-asian="bold" style:font-weight-complex="bold"/>
    </style:style>
    <style:style style:name="T47" style:family="text">
      <style:text-properties fo:font-weight="bold" officeooo:rsid="00a76a37" fo:background-color="#ffffff" style:font-weight-asian="bold" style:font-weight-complex="bold"/>
    </style:style>
    <style:style style:name="T48" style:family="text">
      <style:text-properties fo:font-weight="bold" officeooo:rsid="006d97dc" fo:background-color="#ffffff" style:font-weight-asian="bold" style:font-weight-complex="bold"/>
    </style:style>
    <style:style style:name="T49" style:family="text">
      <style:text-properties fo:font-weight="bold" officeooo:rsid="00b55356" fo:background-color="#ffffff" style:font-weight-asian="bold" style:font-weight-complex="bold"/>
    </style:style>
    <style:style style:name="T50" style:family="text">
      <style:text-properties fo:font-weight="bold" officeooo:rsid="00aa89a9" fo:background-color="#ffffff" style:font-weight-asian="bold" style:font-weight-complex="bold"/>
    </style:style>
    <style:style style:name="T51" style:family="text">
      <style:text-properties fo:font-weight="bold" officeooo:rsid="00f16f3a" fo:background-color="#ffffff" style:font-weight-asian="bold" style:font-weight-complex="bold"/>
    </style:style>
    <style:style style:name="T52" style:family="text">
      <style:text-properties fo:font-weight="bold" officeooo:rsid="00a7ead6" fo:background-color="#ffffff" style:font-weight-asian="bold" style:font-weight-complex="bold"/>
    </style:style>
    <style:style style:name="T53" style:family="text">
      <style:text-properties fo:font-weight="bold" officeooo:rsid="002751e8" fo:background-color="#ffffff" style:font-weight-asian="bold" style:font-weight-complex="bold"/>
    </style:style>
    <style:style style:name="T54" style:family="text">
      <style:text-properties fo:font-weight="bold" officeooo:rsid="00f419ed" fo:background-color="#ffffff" style:font-weight-asian="bold" style:font-weight-complex="bold"/>
    </style:style>
    <style:style style:name="T55" style:family="text">
      <style:text-properties fo:font-weight="bold" officeooo:rsid="001d7118" fo:background-color="#ffffff" style:font-weight-asian="bold" style:font-weight-complex="bold"/>
    </style:style>
    <style:style style:name="T56" style:family="text">
      <style:text-properties fo:font-variant="normal" fo:text-transform="none" fo:color="#000000" style:font-name="Times New Roman1" fo:font-size="11pt" fo:letter-spacing="normal" fo:font-style="normal" fo:font-weight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d4521" style:font-weight-asian="normal" style:font-weight-complex="normal"/>
    </style:style>
    <style:style style:name="T59" style:family="text">
      <style:text-properties fo:font-weight="normal" officeooo:rsid="0042ed37" style:font-weight-asian="normal" style:font-weight-complex="normal"/>
    </style:style>
    <style:style style:name="T60" style:family="text">
      <style:text-properties fo:font-weight="normal" officeooo:rsid="00452cb5" style:font-weight-asian="normal" style:font-weight-complex="normal"/>
    </style:style>
    <style:style style:name="T61" style:family="text">
      <style:text-properties fo:font-weight="normal" officeooo:rsid="005b701a" style:font-weight-asian="normal" style:font-weight-complex="normal"/>
    </style:style>
    <style:style style:name="T62" style:family="text">
      <style:text-properties fo:font-weight="normal" officeooo:rsid="00665c8f" style:font-weight-asian="normal" style:font-weight-complex="normal"/>
    </style:style>
    <style:style style:name="T63" style:family="text">
      <style:text-properties fo:font-weight="normal" officeooo:rsid="002ed880" style:font-weight-asian="normal" style:font-weight-complex="normal"/>
    </style:style>
    <style:style style:name="T64" style:family="text">
      <style:text-properties fo:font-weight="normal" officeooo:rsid="0066c622" style:font-weight-asian="normal" style:font-weight-complex="normal"/>
    </style:style>
    <style:style style:name="T65" style:family="text">
      <style:text-properties fo:font-weight="normal" officeooo:rsid="00840bb8" style:font-weight-asian="normal" style:font-weight-complex="normal"/>
    </style:style>
    <style:style style:name="T66" style:family="text">
      <style:text-properties fo:font-weight="normal" officeooo:rsid="008c4bfa" style:font-weight-asian="normal" style:font-weight-complex="normal"/>
    </style:style>
    <style:style style:name="T67" style:family="text">
      <style:text-properties fo:font-weight="normal" officeooo:rsid="008edc57" style:font-weight-asian="normal" style:font-weight-complex="normal"/>
    </style:style>
    <style:style style:name="T68" style:family="text">
      <style:text-properties fo:font-weight="normal" officeooo:rsid="0046fd27" style:font-weight-asian="normal" style:font-weight-complex="normal"/>
    </style:style>
    <style:style style:name="T69" style:family="text">
      <style:text-properties fo:font-weight="normal" officeooo:rsid="00997b16" style:font-weight-asian="normal" style:font-weight-complex="normal"/>
    </style:style>
    <style:style style:name="T70" style:family="text">
      <style:text-properties fo:font-weight="normal" officeooo:rsid="00481e29" style:font-weight-asian="normal" style:font-weight-complex="normal"/>
    </style:style>
    <style:style style:name="T71" style:family="text">
      <style:text-properties fo:font-weight="normal" officeooo:rsid="00a1170f" style:font-weight-asian="normal" style:font-weight-complex="normal"/>
    </style:style>
    <style:style style:name="T72" style:family="text">
      <style:text-properties fo:font-weight="normal" officeooo:rsid="00a12108" style:font-weight-asian="normal" style:font-weight-complex="normal"/>
    </style:style>
    <style:style style:name="T73" style:family="text">
      <style:text-properties fo:font-weight="normal" officeooo:rsid="00a26313" style:font-weight-asian="normal" style:font-weight-complex="normal"/>
    </style:style>
    <style:style style:name="T74" style:family="text">
      <style:text-properties fo:font-weight="normal" officeooo:rsid="00a51168" style:font-weight-asian="normal" style:font-weight-complex="normal"/>
    </style:style>
    <style:style style:name="T75" style:family="text">
      <style:text-properties fo:font-weight="normal" officeooo:rsid="00a76a37" style:font-weight-asian="normal" style:font-weight-complex="normal"/>
    </style:style>
    <style:style style:name="T76" style:family="text">
      <style:text-properties fo:font-weight="normal" officeooo:rsid="00a7ead6" style:font-weight-asian="normal" style:font-weight-complex="normal"/>
    </style:style>
    <style:style style:name="T77" style:family="text">
      <style:text-properties fo:font-weight="normal" officeooo:rsid="00aa89a9" style:font-weight-asian="normal" style:font-weight-complex="normal"/>
    </style:style>
    <style:style style:name="T78" style:family="text">
      <style:text-properties fo:font-weight="normal" officeooo:rsid="00afc871" style:font-weight-asian="normal" style:font-weight-complex="normal"/>
    </style:style>
    <style:style style:name="T79" style:family="text">
      <style:text-properties fo:font-weight="normal" officeooo:rsid="00b0b957" style:font-weight-asian="normal" style:font-weight-complex="normal"/>
    </style:style>
    <style:style style:name="T80" style:family="text">
      <style:text-properties fo:font-weight="normal" officeooo:rsid="00b37e4b" style:font-weight-asian="normal" style:font-weight-complex="normal"/>
    </style:style>
    <style:style style:name="T81" style:family="text">
      <style:text-properties fo:font-weight="normal" officeooo:rsid="00bf80b4" style:font-weight-asian="normal" style:font-weight-complex="normal"/>
    </style:style>
    <style:style style:name="T82" style:family="text">
      <style:text-properties fo:font-weight="normal" officeooo:rsid="00c162d2" style:font-weight-asian="normal" style:font-weight-complex="normal"/>
    </style:style>
    <style:style style:name="T83" style:family="text">
      <style:text-properties fo:font-weight="normal" officeooo:rsid="00c80c61" style:font-weight-asian="normal" style:font-weight-complex="normal"/>
    </style:style>
    <style:style style:name="T84" style:family="text">
      <style:text-properties fo:font-weight="normal" officeooo:rsid="00cb6315" style:font-weight-asian="normal" style:font-weight-complex="normal"/>
    </style:style>
    <style:style style:name="T85" style:family="text">
      <style:text-properties fo:font-weight="normal" officeooo:rsid="00d156f4" style:font-weight-asian="normal" style:font-weight-complex="normal"/>
    </style:style>
    <style:style style:name="T86" style:family="text">
      <style:text-properties fo:font-weight="normal" officeooo:rsid="00e9aeb4" style:font-weight-asian="normal" style:font-weight-complex="normal"/>
    </style:style>
    <style:style style:name="T87" style:family="text">
      <style:text-properties fo:font-weight="normal" officeooo:rsid="00ebad23" style:font-weight-asian="normal" style:font-weight-complex="normal"/>
    </style:style>
    <style:style style:name="T88" style:family="text">
      <style:text-properties fo:font-weight="normal" officeooo:rsid="00ec5612" style:font-weight-asian="normal" style:font-weight-complex="normal"/>
    </style:style>
    <style:style style:name="T89" style:family="text">
      <style:text-properties fo:font-weight="normal" officeooo:rsid="00ef411f" style:font-weight-asian="normal" style:font-weight-complex="normal"/>
    </style:style>
    <style:style style:name="T90" style:family="text">
      <style:text-properties fo:font-weight="normal" officeooo:rsid="00ef6e90" style:font-weight-asian="normal" style:font-weight-complex="normal"/>
    </style:style>
    <style:style style:name="T91" style:family="text">
      <style:text-properties fo:font-weight="normal" officeooo:rsid="00f617e1" style:font-weight-asian="normal" style:font-weight-complex="normal"/>
    </style:style>
    <style:style style:name="T92" style:family="text">
      <style:text-properties fo:font-weight="normal" officeooo:rsid="00f6a6b5" style:font-weight-asian="normal" style:font-weight-complex="normal"/>
    </style:style>
    <style:style style:name="T93" style:family="text">
      <style:text-properties fo:font-weight="normal" officeooo:rsid="00a6f1f0" style:font-weight-asian="normal" style:font-weight-complex="normal"/>
    </style:style>
    <style:style style:name="T94" style:family="text">
      <style:text-properties fo:font-weight="normal" officeooo:rsid="00fc3dd2" style:font-weight-asian="normal" style:font-weight-complex="normal"/>
    </style:style>
    <style:style style:name="T95" style:family="text">
      <style:text-properties fo:font-weight="normal" fo:background-color="#ffffff" style:font-weight-asian="normal" style:font-weight-complex="normal"/>
    </style:style>
    <style:style style:name="T96" style:family="text">
      <style:text-properties fo:font-weight="normal" fo:background-color="#dddddd" style:font-weight-asian="normal" style:font-weight-complex="normal"/>
    </style:style>
    <style:style style:name="T97" style:family="text">
      <style:text-properties fo:font-weight="normal" officeooo:rsid="0045bede" fo:background-color="#dddddd" style:font-weight-asian="normal" style:font-weight-complex="normal"/>
    </style:style>
    <style:style style:name="T98" style:family="text">
      <style:text-properties fo:font-weight="normal" officeooo:rsid="00a62c54" fo:background-color="#dddddd" style:font-weight-asian="normal" style:font-weight-complex="normal"/>
    </style:style>
    <style:style style:name="T99" style:family="text">
      <style:text-properties fo:font-weight="normal" officeooo:rsid="00a1170f" fo:background-color="#dddddd" style:font-weight-asian="normal" style:font-weight-complex="normal"/>
    </style:style>
    <style:style style:name="T100" style:family="text">
      <style:text-properties fo:font-weight="normal" officeooo:rsid="00ef6e90" fo:background-color="#dddddd" style:font-weight-asian="normal" style:font-weight-complex="normal"/>
    </style:style>
    <style:style style:name="T101" style:family="text">
      <style:text-properties officeooo:rsid="002751e8"/>
    </style:style>
    <style:style style:name="T102" style:family="text">
      <style:text-properties officeooo:rsid="0027aaad"/>
    </style:style>
    <style:style style:name="T103" style:family="text">
      <style:text-properties officeooo:rsid="002ed880"/>
    </style:style>
    <style:style style:name="T104" style:family="text">
      <style:text-properties officeooo:rsid="003a4a29"/>
    </style:style>
    <style:style style:name="T105" style:family="text">
      <style:text-properties officeooo:rsid="003af0d5"/>
    </style:style>
    <style:style style:name="T106" style:family="text">
      <style:text-properties officeooo:rsid="003ee9d9"/>
    </style:style>
    <style:style style:name="T107" style:family="text">
      <style:text-properties officeooo:rsid="00452cb5"/>
    </style:style>
    <style:style style:name="T108" style:family="text">
      <style:text-properties officeooo:rsid="0045bede"/>
    </style:style>
    <style:style style:name="T109" style:family="text">
      <style:text-properties officeooo:rsid="0046fd27"/>
    </style:style>
    <style:style style:name="T110" style:family="text">
      <style:text-properties officeooo:rsid="00481e29"/>
    </style:style>
    <style:style style:name="T111" style:family="text">
      <style:text-properties officeooo:rsid="004bc627"/>
    </style:style>
    <style:style style:name="T112" style:family="text">
      <style:text-properties officeooo:rsid="001d7118"/>
    </style:style>
    <style:style style:name="T113" style:family="text">
      <style:text-properties officeooo:rsid="005977de"/>
    </style:style>
    <style:style style:name="T114" style:family="text">
      <style:text-properties officeooo:rsid="005a6608"/>
    </style:style>
    <style:style style:name="T115" style:family="text">
      <style:text-properties fo:font-size="10pt" style:font-size-asian="10pt" style:font-size-complex="10pt"/>
    </style:style>
    <style:style style:name="T116" style:family="text">
      <style:text-properties fo:font-size="10pt" officeooo:rsid="008c4bfa" style:font-size-asian="10pt" style:font-size-complex="10pt"/>
    </style:style>
    <style:style style:name="T117" style:family="text">
      <style:text-properties officeooo:rsid="00665c8f"/>
    </style:style>
    <style:style style:name="T118" style:family="text">
      <style:text-properties fo:font-size="11pt" fo:font-weight="normal" style:font-size-asian="11pt" style:font-weight-asian="normal" style:font-size-complex="11pt" style:font-weight-complex="normal"/>
    </style:style>
    <style:style style:name="T119" style:family="text">
      <style:text-properties fo:font-size="11pt" fo:font-weight="normal" officeooo:rsid="002ed880" style:font-size-asian="11pt" style:font-weight-asian="normal" style:font-size-complex="11pt" style:font-weight-complex="normal"/>
    </style:style>
    <style:style style:name="T120" style:family="text">
      <style:text-properties fo:font-size="11pt" fo:font-weight="normal" officeooo:rsid="00a70dbc" fo:background-color="#ffffff" style:font-size-asian="11pt" style:font-weight-asian="normal" style:font-size-complex="11pt" style:font-weight-complex="normal"/>
    </style:style>
    <style:style style:name="T121" style:family="text">
      <style:text-properties fo:font-size="11pt" fo:font-weight="normal" fo:background-color="#dddddd" style:font-size-asian="11pt" style:font-weight-asian="normal" style:font-size-complex="11pt" style:font-weight-complex="normal"/>
    </style:style>
    <style:style style:name="T122" style:family="text">
      <style:text-properties fo:font-size="11pt" fo:font-weight="normal" officeooo:rsid="00a1170f" fo:background-color="#dddddd" style:font-size-asian="11pt" style:font-weight-asian="normal" style:font-size-complex="11pt" style:font-weight-complex="normal"/>
    </style:style>
    <style:style style:name="T123" style:family="text">
      <style:text-properties fo:font-size="11pt" fo:font-weight="bold" style:font-size-asian="11pt" style:font-weight-asian="bold" style:font-size-complex="11pt" style:font-weight-complex="bold"/>
    </style:style>
    <style:style style:name="T124" style:family="text">
      <style:text-properties fo:font-size="11pt" fo:font-weight="bold" fo:background-color="#ffffff" style:font-size-asian="11pt" style:font-weight-asian="bold" style:font-size-complex="11pt" style:font-weight-complex="bold"/>
    </style:style>
    <style:style style:name="T125" style:family="text">
      <style:text-properties fo:font-size="11pt" officeooo:rsid="00a70dbc" fo:background-color="#ffffff" style:font-size-asian="11pt" style:font-size-complex="11pt"/>
    </style:style>
    <style:style style:name="T126" style:family="text">
      <style:text-properties officeooo:rsid="001d4521"/>
    </style:style>
    <style:style style:name="T127" style:family="text">
      <style:text-properties officeooo:rsid="006d97dc"/>
    </style:style>
    <style:style style:name="T128" style:family="text">
      <style:text-properties officeooo:rsid="006f6ab9"/>
    </style:style>
    <style:style style:name="T129" style:family="text">
      <style:text-properties officeooo:rsid="00840bb8"/>
    </style:style>
    <style:style style:name="T130" style:family="text">
      <style:text-properties officeooo:rsid="0087206c"/>
    </style:style>
    <style:style style:name="T131" style:family="text">
      <style:text-properties fo:background-color="#ffffff"/>
    </style:style>
    <style:style style:name="T132" style:family="text">
      <style:text-properties officeooo:rsid="005977de" fo:background-color="#ffffff"/>
    </style:style>
    <style:style style:name="T133" style:family="text">
      <style:text-properties officeooo:rsid="006d97dc" fo:background-color="#ffffff"/>
    </style:style>
    <style:style style:name="T134" style:family="text">
      <style:text-properties officeooo:rsid="001aa635" fo:background-color="#ffffff"/>
    </style:style>
    <style:style style:name="T135" style:family="text">
      <style:text-properties officeooo:rsid="0045bede" fo:background-color="#ffffff"/>
    </style:style>
    <style:style style:name="T136" style:family="text">
      <style:text-properties officeooo:rsid="0046fd27" fo:background-color="#ffffff"/>
    </style:style>
    <style:style style:name="T137" style:family="text">
      <style:text-properties officeooo:rsid="0027aaad" fo:background-color="#ffffff"/>
    </style:style>
    <style:style style:name="T138" style:family="text">
      <style:text-properties officeooo:rsid="001d9d6f" fo:background-color="#ffffff"/>
    </style:style>
    <style:style style:name="T139" style:family="text">
      <style:text-properties officeooo:rsid="002751e8" fo:background-color="#ffffff"/>
    </style:style>
    <style:style style:name="T140" style:family="text">
      <style:text-properties officeooo:rsid="009402ed" fo:background-color="#ffffff"/>
    </style:style>
    <style:style style:name="T141" style:family="text">
      <style:text-properties officeooo:rsid="004bc627" fo:background-color="#ffffff"/>
    </style:style>
    <style:style style:name="T142" style:family="text">
      <style:text-properties officeooo:rsid="00a4d198" fo:background-color="#ffffff"/>
    </style:style>
    <style:style style:name="T143" style:family="text">
      <style:text-properties officeooo:rsid="00a7ead6" fo:background-color="#ffffff"/>
    </style:style>
    <style:style style:name="T144" style:family="text">
      <style:text-properties officeooo:rsid="0067fdeb" fo:background-color="#ffffff"/>
    </style:style>
    <style:style style:name="T145" style:family="text">
      <style:text-properties officeooo:rsid="00ae4a2f" fo:background-color="#ffffff"/>
    </style:style>
    <style:style style:name="T146" style:family="text">
      <style:text-properties officeooo:rsid="00c38e87" fo:background-color="#ffffff"/>
    </style:style>
    <style:style style:name="T147" style:family="text">
      <style:text-properties officeooo:rsid="00ddc0c6" fo:background-color="#ffffff"/>
    </style:style>
    <style:style style:name="T148" style:family="text">
      <style:text-properties officeooo:rsid="00e07c97" fo:background-color="#ffffff"/>
    </style:style>
    <style:style style:name="T149" style:family="text">
      <style:text-properties officeooo:rsid="00d156f4" fo:background-color="#ffffff"/>
    </style:style>
    <style:style style:name="T150" style:family="text">
      <style:text-properties officeooo:rsid="00e4c80a" fo:background-color="#ffffff"/>
    </style:style>
    <style:style style:name="T151" style:family="text">
      <style:text-properties officeooo:rsid="00e678c2" fo:background-color="#ffffff"/>
    </style:style>
    <style:style style:name="T152" style:family="text">
      <style:text-properties officeooo:rsid="00e834f4" fo:background-color="#ffffff"/>
    </style:style>
    <style:style style:name="T153" style:family="text">
      <style:text-properties officeooo:rsid="00ec5612" fo:background-color="#ffffff"/>
    </style:style>
    <style:style style:name="T154" style:family="text">
      <style:text-properties officeooo:rsid="00e9aeb4" fo:background-color="#ffffff"/>
    </style:style>
    <style:style style:name="T155" style:family="text">
      <style:text-properties officeooo:rsid="00a70dbc" fo:background-color="#ffffff"/>
    </style:style>
    <style:style style:name="T156" style:family="text">
      <style:text-properties officeooo:rsid="00a6f1f0" fo:background-color="#ffffff"/>
    </style:style>
    <style:style style:name="T157" style:family="text">
      <style:text-properties officeooo:rsid="008c4bfa"/>
    </style:style>
    <style:style style:name="T158" style:family="text">
      <style:text-properties officeooo:rsid="008edc57"/>
    </style:style>
    <style:style style:name="T159" style:family="text">
      <style:text-properties officeooo:rsid="009402ed"/>
    </style:style>
    <style:style style:name="T160" style:family="text">
      <style:text-properties officeooo:rsid="00a26313"/>
    </style:style>
    <style:style style:name="T161" style:family="text">
      <style:text-properties officeooo:rsid="00a2fc57"/>
    </style:style>
    <style:style style:name="T162" style:family="text">
      <style:text-properties officeooo:rsid="00a379d6"/>
    </style:style>
    <style:style style:name="T163" style:family="text">
      <style:text-properties fo:background-color="#dddddd"/>
    </style:style>
    <style:style style:name="T164" style:family="text">
      <style:text-properties officeooo:rsid="005977de" fo:background-color="#dddddd"/>
    </style:style>
    <style:style style:name="T165" style:family="text">
      <style:text-properties officeooo:rsid="00a62c54" fo:background-color="#dddddd"/>
    </style:style>
    <style:style style:name="T166" style:family="text">
      <style:text-properties officeooo:rsid="00c80c61" fo:background-color="#dddddd"/>
    </style:style>
    <style:style style:name="T167" style:family="text">
      <style:text-properties officeooo:rsid="009402ed" fo:background-color="#dddddd"/>
    </style:style>
    <style:style style:name="T168" style:family="text">
      <style:text-properties officeooo:rsid="00c38e87" fo:background-color="#dddddd"/>
    </style:style>
    <style:style style:name="T169" style:family="text">
      <style:text-properties officeooo:rsid="00d156f4" fo:background-color="#dddddd"/>
    </style:style>
    <style:style style:name="T170" style:family="text">
      <style:text-properties officeooo:rsid="00ebad23" fo:background-color="#dddddd"/>
    </style:style>
    <style:style style:name="T171" style:family="text">
      <style:text-properties officeooo:rsid="00ef6e90" fo:background-color="#dddddd"/>
    </style:style>
    <style:style style:name="T172" style:family="text">
      <style:text-properties officeooo:rsid="00f617e1" fo:background-color="#dddddd"/>
    </style:style>
    <style:style style:name="T173" style:family="text">
      <style:text-properties officeooo:rsid="00a62c54"/>
    </style:style>
    <style:style style:name="T174" style:family="text">
      <style:text-properties fo:color="#ff3333" officeooo:rsid="00a62c54" fo:background-color="#ffffff"/>
    </style:style>
    <style:style style:name="T175" style:family="text">
      <style:text-properties fo:color="#ff3333" fo:font-weight="bold" officeooo:rsid="00a62c54" fo:background-color="#ffffff" style:font-weight-asian="bold" style:font-weight-complex="bold"/>
    </style:style>
    <style:style style:name="T176" style:family="text">
      <style:text-properties fo:color="#000000" fo:font-weight="normal" officeooo:rsid="00aa89a9" fo:background-color="#ffffff" style:font-weight-asian="normal" style:font-weight-complex="normal"/>
    </style:style>
    <style:style style:name="T177" style:family="text">
      <style:text-properties fo:color="#000000" style:font-name="Times New Roman" fo:font-size="12pt" fo:font-style="normal" fo:font-weight="normal" officeooo:rsid="00452cb5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8" style:family="text">
      <style:text-properties fo:color="#000000" style:font-name="Times New Roman" fo:font-size="12pt" fo:font-style="normal" fo:font-weight="normal" officeooo:rsid="00b0b957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9" style:family="text">
      <style:text-properties fo:color="#000000" style:font-name="Times New Roman" fo:font-size="12pt" fo:font-style="normal" fo:font-weight="normal" officeooo:rsid="00b55356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0" style:family="text">
      <style:text-properties fo:color="#000000" style:font-name="Times New Roman" fo:font-size="12pt" fo:font-style="normal" fo:font-weight="normal" officeooo:rsid="00c162d2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1" style:family="text">
      <style:text-properties fo:color="#000000" style:font-name="Times New Roman" fo:font-size="12pt" fo:font-style="normal" fo:font-weight="normal" officeooo:rsid="00d156f4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2" style:family="text">
      <style:text-properties fo:color="#000000" style:font-name="Times New Roman" fo:font-size="12pt" fo:font-style="normal" fo:font-weight="normal" officeooo:rsid="00ec5612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3" style:family="text">
      <style:text-properties fo:color="#000000" style:font-name="Times New Roman" fo:font-size="12pt" fo:font-style="normal" fo:font-weight="normal" officeooo:rsid="00f617e1" fo:background-color="#dddddd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4" style:family="text">
      <style:text-properties fo:color="#000000" style:font-name="Times New Roman" fo:font-size="12pt" fo:font-style="normal" fo:font-weight="bold" officeooo:rsid="006f6ab9" fo:background-color="#dddddd" style:font-size-asian="12pt" style:font-style-asian="normal" style:font-weight-asian="bold" style:font-name-complex="Arial" style:font-size-complex="12pt" style:font-style-complex="normal" style:font-weight-complex="bold"/>
    </style:style>
    <style:style style:name="T185" style:family="text">
      <style:text-properties fo:color="#000000" style:font-name="Times New Roman" fo:font-size="12pt" fo:font-style="normal" fo:font-weight="bold" officeooo:rsid="00ae4a2f" fo:background-color="#dddddd" style:font-size-asian="12pt" style:font-style-asian="normal" style:font-weight-asian="bold" style:font-name-complex="Arial" style:font-size-complex="12pt" style:font-style-complex="normal" style:font-weight-complex="bold"/>
    </style:style>
    <style:style style:name="T186" style:family="text">
      <style:text-properties fo:color="#000000" style:font-name="Times New Roman" fo:font-size="12pt" fo:font-style="normal" fo:font-weight="bold" officeooo:rsid="00b0b957" fo:background-color="#dddddd" style:font-size-asian="12pt" style:font-style-asian="normal" style:font-weight-asian="bold" style:font-name-complex="Arial" style:font-size-complex="12pt" style:font-style-complex="normal" style:font-weight-complex="bold"/>
    </style:style>
    <style:style style:name="T187" style:family="text">
      <style:text-properties fo:color="#000000" style:font-name="Times New Roman" fo:font-size="12pt" fo:font-style="normal" fo:font-weight="bold" officeooo:rsid="00b55356" fo:background-color="#dddddd" style:font-size-asian="12pt" style:font-style-asian="normal" style:font-weight-asian="bold" style:font-name-complex="Arial" style:font-size-complex="12pt" style:font-style-complex="normal" style:font-weight-complex="bold"/>
    </style:style>
    <style:style style:name="T188" style:family="text">
      <style:text-properties fo:color="#000000" officeooo:rsid="00c162d2"/>
    </style:style>
    <style:style style:name="T189" style:family="text">
      <style:text-properties fo:color="#000000" officeooo:rsid="00cf1cc9"/>
    </style:style>
    <style:style style:name="T190" style:family="text">
      <style:text-properties fo:color="#000000" fo:font-weight="bold" officeooo:rsid="00aa89a9" fo:background-color="#ffffff" style:font-weight-asian="bold" style:font-weight-complex="bold"/>
    </style:style>
    <style:style style:name="T191" style:family="text">
      <style:text-properties officeooo:rsid="0067fdeb"/>
    </style:style>
    <style:style style:name="T192" style:family="text">
      <style:text-properties officeooo:rsid="00b0b957"/>
    </style:style>
    <style:style style:name="T193" style:family="text">
      <style:text-properties officeooo:rsid="00ba6e9c"/>
    </style:style>
    <style:style style:name="T194" style:family="text">
      <style:text-properties officeooo:rsid="00be67e4"/>
    </style:style>
    <style:style style:name="T195" style:family="text">
      <style:text-properties officeooo:rsid="00c162d2"/>
    </style:style>
    <style:style style:name="T196" style:family="text">
      <style:text-properties officeooo:rsid="00c58ba3"/>
    </style:style>
    <style:style style:name="T197" style:family="text">
      <style:text-properties officeooo:rsid="00c80c61"/>
    </style:style>
    <style:style style:name="T198" style:family="text">
      <style:text-properties fo:font-style="normal" style:font-style-asian="normal" style:font-name-complex="Arial" style:font-style-complex="normal"/>
    </style:style>
    <style:style style:name="T199" style:family="text">
      <style:text-properties fo:font-style="normal" officeooo:rsid="00c88580" style:font-style-asian="normal" style:font-name-complex="Arial" style:font-style-complex="normal"/>
    </style:style>
    <style:style style:name="T200" style:family="text">
      <style:text-properties fo:font-style="normal" officeooo:rsid="00c80c61" style:font-style-asian="normal" style:font-name-complex="Arial" style:font-style-complex="normal"/>
    </style:style>
    <style:style style:name="T201" style:family="text">
      <style:text-properties fo:font-style="normal" officeooo:rsid="00c709cf" style:font-style-asian="normal" style:font-name-complex="Arial" style:font-style-complex="normal"/>
    </style:style>
    <style:style style:name="T202" style:family="text">
      <style:text-properties fo:font-style="normal" officeooo:rsid="00cb6315" style:font-style-asian="normal" style:font-name-complex="Arial" style:font-style-complex="normal"/>
    </style:style>
    <style:style style:name="T203" style:family="text">
      <style:text-properties fo:font-style="normal" officeooo:rsid="00f617e1" style:font-style-asian="normal" style:font-name-complex="Arial" style:font-style-complex="normal"/>
    </style:style>
    <style:style style:name="T204" style:family="text">
      <style:text-properties fo:font-style="normal" officeooo:rsid="00c80c61" fo:background-color="#ffffff" style:font-style-asian="normal" style:font-name-complex="Arial" style:font-style-complex="normal"/>
    </style:style>
    <style:style style:name="T205" style:family="text">
      <style:text-properties fo:font-style="normal" officeooo:rsid="00c88580" fo:background-color="#ffffff" style:font-style-asian="normal" style:font-name-complex="Arial" style:font-style-complex="normal"/>
    </style:style>
    <style:style style:name="T206" style:family="text">
      <style:text-properties fo:font-style="normal" officeooo:rsid="00c709cf" fo:background-color="#ffffff" style:font-style-asian="normal" style:font-name-complex="Arial" style:font-style-complex="normal"/>
    </style:style>
    <style:style style:name="T207" style:family="text">
      <style:text-properties fo:font-style="normal" officeooo:rsid="00c9b62c" fo:background-color="#ffffff" style:font-style-asian="normal" style:font-name-complex="Arial" style:font-style-complex="normal"/>
    </style:style>
    <style:style style:name="T208" style:family="text">
      <style:text-properties fo:font-style="normal" fo:background-color="#cccccc" style:font-style-asian="normal" style:font-name-complex="Arial" style:font-style-complex="normal"/>
    </style:style>
    <style:style style:name="T209" style:family="text">
      <style:text-properties fo:font-style="normal" fo:background-color="#dddddd" style:font-style-asian="normal" style:font-name-complex="Arial" style:font-style-complex="normal"/>
    </style:style>
    <style:style style:name="T210" style:family="text">
      <style:text-properties fo:font-style="normal" officeooo:rsid="00c80c61" fo:background-color="#dddddd" style:font-style-asian="normal" style:font-name-complex="Arial" style:font-style-complex="normal"/>
    </style:style>
    <style:style style:name="T211" style:family="text">
      <style:text-properties fo:font-style="normal" officeooo:rsid="00cb6315" fo:background-color="#dddddd" style:font-style-asian="normal" style:font-name-complex="Arial" style:font-style-complex="normal"/>
    </style:style>
    <style:style style:name="T212" style:family="text">
      <style:text-properties fo:font-style="normal" officeooo:rsid="00c88580" fo:background-color="#dddddd" style:font-style-asian="normal" style:font-name-complex="Arial" style:font-style-complex="normal"/>
    </style:style>
    <style:style style:name="T213" style:family="text">
      <style:text-properties fo:font-style="normal" officeooo:rsid="00f617e1" fo:background-color="#dddddd" style:font-style-asian="normal" style:font-name-complex="Arial" style:font-style-complex="normal"/>
    </style:style>
    <style:style style:name="T214" style:family="text">
      <style:text-properties fo:font-style="normal" fo:font-weight="bold" officeooo:rsid="00c709cf" fo:background-color="#ffffff" style:font-style-asian="normal" style:font-weight-asian="bold" style:font-name-complex="Arial" style:font-style-complex="normal" style:font-weight-complex="bold"/>
    </style:style>
    <style:style style:name="T215" style:family="text">
      <style:text-properties fo:font-style="normal" fo:font-weight="bold" officeooo:rsid="00c80c61" fo:background-color="#ffffff" style:font-style-asian="normal" style:font-weight-asian="bold" style:font-name-complex="Arial" style:font-style-complex="normal" style:font-weight-complex="bold"/>
    </style:style>
    <style:style style:name="T216" style:family="text">
      <style:text-properties fo:font-style="normal" fo:font-weight="bold" officeooo:rsid="00cb6315" fo:background-color="#ffffff" style:font-style-asian="normal" style:font-weight-asian="bold" style:font-name-complex="Arial" style:font-style-complex="normal" style:font-weight-complex="bold"/>
    </style:style>
    <style:style style:name="T217" style:family="text">
      <style:text-properties fo:font-style="normal" fo:font-weight="bold" officeooo:rsid="00c88580" fo:background-color="#ffffff" style:font-style-asian="normal" style:font-weight-asian="bold" style:font-name-complex="Arial" style:font-style-complex="normal" style:font-weight-complex="bold"/>
    </style:style>
    <style:style style:name="T218" style:family="text">
      <style:text-properties fo:font-style="normal" fo:font-weight="bold" officeooo:rsid="00c9b62c" fo:background-color="#ffffff" style:font-style-asian="normal" style:font-weight-asian="bold" style:font-name-complex="Arial" style:font-style-complex="normal" style:font-weight-complex="bold"/>
    </style:style>
    <style:style style:name="T219" style:family="text">
      <style:text-properties fo:font-style="normal" fo:font-weight="bold" officeooo:rsid="00fb2e25" fo:background-color="#ffffff" style:font-style-asian="normal" style:font-weight-asian="bold" style:font-name-complex="Arial" style:font-style-complex="normal" style:font-weight-complex="bold"/>
    </style:style>
    <style:style style:name="T220" style:family="text">
      <style:text-properties fo:font-style="normal" fo:font-weight="bold" officeooo:rsid="00fc3dd2" fo:background-color="#ffffff" style:font-style-asian="normal" style:font-weight-asian="bold" style:font-name-complex="Arial" style:font-style-complex="normal" style:font-weight-complex="bold"/>
    </style:style>
    <style:style style:name="T221" style:family="text">
      <style:text-properties fo:font-style="normal" fo:font-weight="bold" officeooo:rsid="00c709cf" style:font-style-asian="normal" style:font-weight-asian="bold" style:font-name-complex="Arial" style:font-style-complex="normal" style:font-weight-complex="bold"/>
    </style:style>
    <style:style style:name="T222" style:family="text">
      <style:text-properties officeooo:rsid="00cc7164"/>
    </style:style>
    <style:style style:name="T223" style:family="text">
      <style:text-properties officeooo:rsid="00d073a0"/>
    </style:style>
    <style:style style:name="T224" style:family="text">
      <style:text-properties officeooo:rsid="00d156f4"/>
    </style:style>
    <style:style style:name="T225" style:family="text">
      <style:text-properties officeooo:rsid="00e3442e"/>
    </style:style>
    <style:style style:name="T226" style:family="text">
      <style:text-properties style:font-name="Times New Roman" fo:font-size="12pt" fo:font-style="normal" fo:font-weight="normal" officeooo:rsid="00a51168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style:font-name="Times New Roman" fo:font-size="12pt" fo:font-style="normal" fo:font-weight="normal" officeooo:rsid="002a308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font-name="Times New Roman" fo:font-size="12pt" fo:font-style="normal" fo:font-weight="normal" officeooo:rsid="00e9aeb4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Times New Roman" fo:font-size="12pt" fo:font-style="normal" fo:font-weight="normal" officeooo:rsid="0038bae1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font-name="Times New Roman" fo:font-size="12pt" fo:font-style="normal" fo:font-weight="normal" officeooo:rsid="00f617e1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font-name="Times New Roman" fo:font-size="12pt" fo:font-style="normal" fo:font-weight="bold" officeooo:rsid="00452cb5" style:font-size-asian="12pt" style:font-style-asian="normal" style:font-weight-asian="bold" style:font-size-complex="12pt" style:font-style-complex="normal" style:font-weight-complex="bold"/>
    </style:style>
    <style:style style:name="T232" style:family="text">
      <style:text-properties style:font-name="Times New Roman" fo:font-size="12pt" fo:font-style="normal" fo:font-weight="bold" officeooo:rsid="001b84eb" style:font-size-asian="12pt" style:font-style-asian="normal" style:font-weight-asian="bold" style:font-size-complex="12pt" style:font-style-complex="normal" style:font-weight-complex="bold"/>
    </style:style>
    <style:style style:name="T233" style:family="text">
      <style:text-properties style:font-name="Times New Roman" fo:font-size="12pt" fo:font-style="normal" fo:font-weight="bold" officeooo:rsid="002a3085" style:font-size-asian="12pt" style:font-style-asian="normal" style:font-weight-asian="bold" style:font-size-complex="12pt" style:font-style-complex="normal" style:font-weight-complex="bold"/>
    </style:style>
    <style:style style:name="T234" style:family="text">
      <style:text-properties style:font-name="Times New Roman" fo:font-size="12pt" fo:font-style="normal" fo:font-weight="bold" officeooo:rsid="00e834f4" style:font-size-asian="12pt" style:font-style-asian="normal" style:font-weight-asian="bold" style:font-size-complex="12pt" style:font-style-complex="normal" style:font-weight-complex="bold"/>
    </style:style>
    <style:style style:name="T235" style:family="text">
      <style:text-properties style:font-name="Times New Roman" fo:font-size="12pt" fo:font-style="normal" fo:font-weight="bold" officeooo:rsid="00e834f4" fo:background-color="#ffffff" style:font-size-asian="12pt" style:font-style-asian="normal" style:font-weight-asian="bold" style:font-size-complex="12pt" style:font-style-complex="normal" style:font-weight-complex="bold"/>
    </style:style>
    <style:style style:name="T236" style:family="text">
      <style:text-properties officeooo:rsid="00ebad23"/>
    </style:style>
    <style:style style:name="T237" style:family="text">
      <style:text-properties officeooo:rsid="00f419ed"/>
    </style:style>
    <style:style style:name="T238" style:family="text">
      <style:text-properties officeooo:rsid="00f617e1"/>
    </style:style>
    <style:style style:name="T239" style:family="text">
      <style:text-properties officeooo:rsid="00f6a6b5"/>
    </style:style>
    <style:style style:name="T240" style:family="text">
      <style:text-properties fo:font-size="12pt" style:font-name-asian="Times New Roman" style:font-size-asian="12pt" style:font-name-complex="Times New Roman" style:font-size-complex="12pt"/>
    </style:style>
    <style:style style:name="T241" style:family="text">
      <style:text-properties fo:font-size="12pt" style:font-name-asian="Arial" style:font-size-asian="12pt" style:font-name-complex="Arial" style:font-size-complex="12pt"/>
    </style:style>
    <style:style style:name="T242" style:family="text">
      <style:text-properties fo:font-size="12pt" fo:font-weight="bold" style:font-size-asian="12pt" style:font-weight-asian="bold" style:font-size-complex="12pt" style:font-weight-complex="bold"/>
    </style:style>
    <style:style style:name="T243" style:family="text">
      <style:text-properties fo:font-size="12pt" fo:font-weight="bold" officeooo:rsid="00fc3dd2" style:font-size-asian="12pt" style:font-weight-asian="bold" style:font-size-complex="12pt" style:font-weight-complex="bold"/>
    </style:style>
    <style:style style:name="T244" style:family="text"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5" style:family="text">
      <style:text-properties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46" style:family="text">
      <style:text-properties fo:font-size="12pt" fo:font-weight="normal" style:font-size-asian="12pt" style:font-weight-asian="normal" style:font-size-complex="12pt" style:font-weight-complex="normal"/>
    </style:style>
    <style:style style:name="T247" style:family="text">
      <style:text-properties fo:font-size="12pt" fo:font-style="normal" fo:font-weight="bold" fo:background-color="#eeeeee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48" style:family="text">
      <style:text-properties fo:font-size="12pt" fo:font-style="normal" fo:font-weight="bold" fo:background-color="#eeeeee" style:font-size-asian="12pt" style:font-style-asian="normal" style:font-weight-asian="bold" style:font-size-complex="12pt" style:font-style-complex="normal" style:font-weight-complex="bold"/>
    </style:style>
    <style:style style:name="T249" style:family="text">
      <style:text-properties fo:font-size="12pt" fo:font-style="normal" fo:font-weight="bold" officeooo:rsid="00fb2e25" fo:background-color="#eeeeee" style:font-size-asian="12pt" style:font-style-asian="normal" style:font-weight-asian="bold" style:font-size-complex="12pt" style:font-style-complex="normal" style:font-weight-complex="bold"/>
    </style:style>
    <style:style style:name="T250" style:family="text">
      <style:text-properties fo:font-size="12pt" fo:font-style="normal" fo:font-weight="bold" fo:background-color="#cccccc" style:font-size-asian="12pt" style:font-style-asian="normal" style:font-weight-asian="bold" style:font-size-complex="12pt" style:font-style-complex="normal" style:font-weight-complex="bold"/>
    </style:style>
    <style:style style:name="T251" style:family="text">
      <style:text-properties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ize="12pt" fo:font-style="normal" fo:font-weight="normal" officeooo:rsid="00fc3dd2" fo:background-color="#cccccc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ize="12pt" fo:font-style="normal" fo:background-color="#cccccc" style:font-size-asian="12pt" style:font-style-asian="normal" style:font-size-complex="12pt" style:font-style-complex="normal"/>
    </style:style>
    <style:style style:name="T254" style:family="text">
      <style:text-properties fo:font-size="12pt" fo:font-style="normal" fo:background-color="#ffffff" style:font-size-asian="12pt" style:font-style-asian="normal" style:font-size-complex="12pt" style:font-style-complex="normal"/>
    </style:style>
    <style:style style:name="T255" style:family="text">
      <style:text-properties fo:font-size="12pt" fo:font-style="normal" officeooo:rsid="00fb2e25" fo:background-color="#ffffff" style:font-size-asian="12pt" style:font-style-asian="normal" style:font-size-complex="12pt" style:font-style-complex="normal"/>
    </style:style>
    <style:style style:name="T256" style:family="text">
      <style:text-properties officeooo:rsid="00fb2e25"/>
    </style:style>
    <style:style style:name="T257" style:family="text">
      <style:text-properties officeooo:rsid="00fc3dd2"/>
    </style:style>
    <style:style style:name="T258" style:family="text">
      <style:text-properties officeooo:rsid="01008f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4">MINISTÉRIO DA ECONOMIA</text:p>
      <text:p text:style-name="P155">Secretaria Especial de Desestatização e Desinvestimento</text:p>
      <text:p text:style-name="P155">Secretaria de Coordenação e Governança do Patrimônio da União</text:p>
      <text:p text:style-name="P156"><text:span text:style-name="T56">Superintendência do Patrimônio da União em Santa Catarina – SPU/SC</text:span><text:line-break/></text:p>
      <text:p text:style-name="P165"><text:span text:style-name="T258">ANEXO VII - </text:span>ANÁLISE TÉCNICA</text:p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column table:style-name="Tabela5.P"/>
        <table:table-column table:style-name="Tabela5.Q"/>
        <table:table-column table:style-name="Tabela5.R"/>
        <table:table-column table:style-name="Tabela5.S"/>
        <table:table-column table:style-name="Tabela5.T"/>
        <table:table-column table:style-name="Tabela5.U"/>
        <table:table-column table:style-name="Tabela5.V"/>
        <table:table-column table:style-name="Tabela5.W"/>
        <table:table-column table:style-name="Tabela5.X"/>
        <table:table-column table:style-name="Tabela5.Y"/>
        <table:table-column table:style-name="Tabela5.Z"/>
        <table:table-column table:style-name="Tabela5.a"/>
        <table:table-row>
          <table:table-cell table:style-name="Tabela5.A1" table:number-columns-spanned="3" office:value-type="string">
            <text:p text:style-name="P97">1-Processo </text:p>
          </table:table-cell>
          <table:covered-table-cell/>
          <table:covered-table-cell/>
          <table:table-cell table:style-name="Tabela5.D1" table:number-columns-spanned="5" office:value-type="string">
            <text:p text:style-name="P137">04972.003455/2019-69</text:p>
          </table:table-cell>
          <table:covered-table-cell/>
          <table:covered-table-cell/>
          <table:covered-table-cell/>
          <table:covered-table-cell/>
          <table:table-cell table:style-name="Tabela5.A1" table:number-columns-spanned="4" office:value-type="string">
            <text:p text:style-name="P97">2-I<text:span text:style-name="T161">n</text:span>teressado</text:p>
          </table:table-cell>
          <table:covered-table-cell/>
          <table:covered-table-cell/>
          <table:covered-table-cell/>
          <table:table-cell table:style-name="Tabela5.M1" table:number-columns-spanned="15" office:value-type="string">
            <text:p text:style-name="P138">Leonardo Vilson Cardo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97">3-Assunto </text:p>
          </table:table-cell>
          <table:table-cell table:style-name="Tabela5.B2" table:number-columns-spanned="12" office:value-type="string">
            <text:p text:style-name="P139">Termo de Autorização de Uso Sustentá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A2" table:number-columns-spanned="6" office:value-type="string">
            <text:p text:style-name="P97">4-Rancho de Pesca nº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B2" table:number-columns-spanned="3" office:value-type="string">
            <text:p text:style-name="P147">29</text:p>
          </table:table-cell>
          <table:covered-table-cell/>
          <table:covered-table-cell/>
          <table:table-cell table:style-name="Tabela5.A2" table:number-columns-spanned="2" office:value-type="string">
            <text:p text:style-name="P97">5-Bloco</text:p>
          </table:table-cell>
          <table:covered-table-cell/>
          <table:table-cell table:style-name="Tabela5.Y2" table:number-columns-spanned="3" office:value-type="string">
            <text:p text:style-name="P142"/>
          </table:table-cell>
          <table:covered-table-cell/>
          <table:covered-table-cell/>
        </table:table-row>
        <table:table-row>
          <table:table-cell table:style-name="Tabela5.A2" table:number-columns-spanned="4" office:value-type="string">
            <text:p text:style-name="P99">6-Logradouro</text:p>
          </table:table-cell>
          <table:covered-table-cell/>
          <table:covered-table-cell/>
          <table:covered-table-cell/>
          <table:table-cell table:style-name="Tabela5.B2" table:number-columns-spanned="14" office:value-type="string">
            <text:p text:style-name="P137">Rua da Pra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A2" table:number-columns-spanned="3" office:value-type="string">
            <text:p text:style-name="P100"><text:span text:style-name="T238">7-</text:span>CEP</text:p>
          </table:table-cell>
          <table:covered-table-cell/>
          <table:covered-table-cell/>
          <table:table-cell table:style-name="Tabela5.Y2" table:number-columns-spanned="6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99"><text:span text:style-name="T238">8</text:span>-Bairro</text:p>
          </table:table-cell>
          <table:covered-table-cell/>
          <table:table-cell table:style-name="Tabela5.B2" table:number-columns-spanned="9" office:value-type="string">
            <text:p text:style-name="P141">Tape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A2" table:number-columns-spanned="3" office:value-type="string">
            <text:p text:style-name="P99"><text:span text:style-name="T238">9</text:span>-Município</text:p>
          </table:table-cell>
          <table:covered-table-cell/>
          <table:covered-table-cell/>
          <table:table-cell table:style-name="Tabela5.B2" table:number-columns-spanned="9" office:value-type="string">
            <text:p text:style-name="P141">Florianópol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A2" table:number-columns-spanned="3" office:value-type="string">
            <text:p text:style-name="P148"><text:span text:style-name="T238">10</text:span>-UF</text:p>
          </table:table-cell>
          <table:covered-table-cell/>
          <table:covered-table-cell/>
          <table:table-cell table:style-name="Tabela5.Y2" office:value-type="string">
            <text:p text:style-name="P140">SC</text:p>
          </table:table-cell>
        </table:table-row>
        <table:table-row>
          <table:table-cell table:style-name="Tabela5.A2" table:number-columns-spanned="6" office:value-type="string">
            <text:p text:style-name="P99"><text:span text:style-name="T162">11-</text:span>Ponto de Referênci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Y2" table:number-columns-spanned="21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6">
          <table:table-cell table:style-name="Tabela5.A2" table:number-columns-spanned="2" office:value-type="string">
            <text:p text:style-name="P98"><text:span text:style-name="T162">12</text:span>-Área-m²</text:p>
          </table:table-cell>
          <table:covered-table-cell/>
          <table:table-cell table:style-name="Tabela5.B2" table:number-columns-spanned="3" office:value-type="string">
            <text:p text:style-name="P143"/>
          </table:table-cell>
          <table:covered-table-cell/>
          <table:covered-table-cell/>
          <table:table-cell table:style-name="Tabela5.A2" table:number-columns-spanned="2" office:value-type="string">
            <text:p text:style-name="P98"><text:span text:style-name="T162">13</text:span>-Frente</text:p>
          </table:table-cell>
          <table:covered-table-cell/>
          <table:table-cell table:style-name="Tabela5.B2" table:number-columns-spanned="2" office:value-type="string">
            <text:p text:style-name="P143"/>
          </table:table-cell>
          <table:covered-table-cell/>
          <table:table-cell table:style-name="Tabela5.A2" table:number-columns-spanned="3" office:value-type="string">
            <text:p text:style-name="P98"><text:span text:style-name="T162">14</text:span>-Fundos</text:p>
          </table:table-cell>
          <table:covered-table-cell/>
          <table:covered-table-cell/>
          <table:table-cell table:style-name="Tabela5.B2" table:number-columns-spanned="3" office:value-type="string">
            <text:p text:style-name="P146"/>
          </table:table-cell>
          <table:covered-table-cell/>
          <table:covered-table-cell/>
          <table:table-cell table:style-name="Tabela5.A2" table:number-columns-spanned="2" office:value-type="string">
            <text:p text:style-name="P98"><text:span text:style-name="T162">15</text:span>-L.Direita</text:p>
          </table:table-cell>
          <table:covered-table-cell/>
          <table:table-cell table:style-name="Tabela5.B2" table:number-columns-spanned="3" office:value-type="string">
            <text:p text:style-name="P143"/>
          </table:table-cell>
          <table:covered-table-cell/>
          <table:covered-table-cell/>
          <table:table-cell table:style-name="Tabela5.A2" table:number-columns-spanned="5" office:value-type="string">
            <text:p text:style-name="P98">1<text:span text:style-name="T238">6</text:span>-L.Esquerda</text:p>
          </table:table-cell>
          <table:covered-table-cell/>
          <table:covered-table-cell/>
          <table:covered-table-cell/>
          <table:covered-table-cell/>
          <table:table-cell table:style-name="Tabela5.Y2" table:number-columns-spanned="2" office:value-type="string">
            <text:p text:style-name="P144"/>
          </table:table-cell>
          <table:covered-table-cell/>
        </table:table-row>
        <table:table-row>
          <table:table-cell table:style-name="Tabela5.A2" table:number-columns-spanned="9" office:value-type="string">
            <text:p text:style-name="P98">1<text:span text:style-name="T238">7</text:span>-Coordenadas UTM - CIRGAS/2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A2" office:value-type="string">
            <text:p text:style-name="P98">E</text:p>
          </table:table-cell>
          <table:table-cell table:style-name="Tabela5.B2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table-cell table:style-name="Tabela5.A2" office:value-type="string">
            <text:p text:style-name="P98">N</text:p>
          </table:table-cell>
          <table:table-cell table:style-name="Tabela5.Y2" table:number-columns-spanned="10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63"/>
          </table:table-cell>
          <table:table-cell table:style-name="Tabela4.A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ela4.A1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59">DOCUMENTOS</text:p>
          </table:table-cell>
          <table:table-cell table:style-name="Tabela4.A2" table:number-columns-spanned="4" office:value-type="string">
            <text:p text:style-name="P53">Situação</text:p>
          </table:table-cell>
          <table:covered-table-cell/>
          <table:covered-table-cell/>
          <table:covered-table-cell/>
          <table:table-cell table:style-name="Tabela4.F2" office:value-type="string">
            <text:p text:style-name="P24">SEI <text:span text:style-name="T223">Nº</text:span></text:p>
          </table:table-cell>
        </table:table-row>
        <table:table-row>
          <table:table-cell table:style-name="Tabela4.A3" office:value-type="string">
            <text:p text:style-name="P101">1<text:span text:style-name="T238">8</text:span>-<text:span text:style-name="T24">Requerimento </text:span></text:p>
          </table:table-cell>
          <table:table-cell table:style-name="Tabela4.B18" office:value-type="string">
            <text:p text:style-name="P118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30">x</text:p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93">8575754</text:p>
          </table:table-cell>
        </table:table-row>
        <table:table-row>
          <table:table-cell table:style-name="Tabela4.A3" office:value-type="string">
            <text:p text:style-name="P33"><text:span text:style-name="T65">1</text:span><text:span text:style-name="T91">9</text:span><text:span text:style-name="T11">-</text:span><text:span text:style-name="T2">CPF </text:span><text:span text:style-name="T14"><text:s/>Nº </text:span><text:span text:style-name="T103"><text:s text:c="2"/></text:span><text:span text:style-name="T142"><text:s/></text:span><text:span text:style-name="T34"><text:s/></text:span><text:span text:style-name="T35">088.749.949-07</text:span><text:span text:style-name="T142"> </text:span></text:p>
            <text:p text:style-name="P8"/>
          </table:table-cell>
          <table:table-cell table:style-name="Tabela4.B18" office:value-type="string">
            <text:p text:style-name="P120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2">x</text:p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1">“</text:p>
          </table:table-cell>
        </table:table-row>
        <table:table-row>
          <table:table-cell table:style-name="Tabela4.A3" office:value-type="string">
            <text:p text:style-name="P34"><text:span text:style-name="T91">20</text:span><text:span text:style-name="T11">-</text:span><text:span text:style-name="T3">RG</text:span><text:span text:style-name="T1"> <text:s/></text:span><text:span text:style-name="T3">Nº</text:span><text:span text:style-name="T134"> <text:s/></text:span><text:span text:style-name="T35">6.429.679</text:span><text:span text:style-name="T134"> <text:s text:c="3"/></text:span><text:span text:style-name="T1"><text:s text:c="3"/>SSP/ </text:span><text:span text:style-name="T134"><text:s/></text:span><text:span text:style-name="T36"><text:s/></text:span><text:span text:style-name="T34">SC</text:span><text:span text:style-name="T36"> </text:span><text:span text:style-name="T134"><text:s text:c="2"/></text:span><text:span text:style-name="T1"><text:s/></text:span></text:p>
            <text:p text:style-name="P9"/>
          </table:table-cell>
          <table:table-cell table:style-name="Tabela4.B18" office:value-type="string">
            <text:p text:style-name="P118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2">x</text:p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2">“</text:p>
          </table:table-cell>
        </table:table-row>
        <table:table-row>
          <table:table-cell table:style-name="Tabela4.A3" office:value-type="string">
            <text:p text:style-name="P43"><text:span text:style-name="T74">2</text:span><text:span text:style-name="T91">1</text:span><text:span text:style-name="T129">-</text:span><text:span text:style-name="T63">C</text:span><text:span text:style-name="T57">omprovante</text:span> <text:span text:style-name="T103">R</text:span>esidencial <text:span text:style-name="T126">é próximo</text:span><text:span text:style-name="T58"> da localidade do rancho? </text:span></text:p>
            <text:p text:style-name="P158"><text:s text:c="3"/><text:span text:style-name="T23">Rua Algas Martins, 156, Tapera, Florianópolis, CEP </text:span><text:span text:style-name="T2"><text:s text:c="2"/></text:span><text:span text:style-name="T23">88049-115</text:span><text:span text:style-name="T2"> </text:span><text:s text:c="66"/></text:p>
          </table:table-cell>
          <table:table-cell table:style-name="Tabela4.B18" office:value-type="string">
            <text:p text:style-name="P118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2">x</text:p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2">“</text:p>
          </table:table-cell>
        </table:table-row>
        <table:table-row>
          <table:table-cell table:style-name="Tabela4.A3" office:value-type="string">
            <text:p text:style-name="P46"><text:span text:style-name="T74">2</text:span><text:span text:style-name="T91">2</text:span><text:span text:style-name="T107">-</text:span>CEI <text:span text:style-name="T57">- Ministério da Fazenda. </text:span><text:span text:style-name="T117">É compatível como pescador</text:span><text:span text:style-name="T62">?</text:span></text:p>
            <text:p text:style-name="P157"><text:span text:style-name="T57">Nº</text:span><text:span text:style-name="T142"> </text:span><text:span text:style-name="T135"><text:s text:c="38"/></text:span><text:span text:style-name="T97"><text:s text:c="2"/></text:span><text:span text:style-name="T96">INSCRIÇÃO Nº </text:span><text:span text:style-name="T131"><text:s text:c="26"/></text:span><text:span text:style-name="T95"><text:s text:c="2"/></text:span></text:p>
          </table:table-cell>
          <table:table-cell table:style-name="Tabela4.B18" office:value-type="string">
            <text:p text:style-name="P118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7"/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1">“</text:p>
          </table:table-cell>
        </table:table-row>
        <table:table-row table:style-name="Tabela4.8">
          <table:table-cell table:style-name="Tabela4.A3" office:value-type="string">
            <text:p text:style-name="P58"><text:span text:style-name="T226">2</text:span><text:span text:style-name="T230">3</text:span><text:span text:style-name="T231">-</text:span><text:span text:style-name="T232">C</text:span><text:span text:style-name="T233">NIS-</text:span><text:span text:style-name="T227">Cadastro Nacional de Informações da Previdência Social</text:span><text:span text:style-name="T228"> </text:span><text:span text:style-name="T234">NIT Nº </text:span><text:span text:style-name="T235">206.01083.04-5</text:span><text:span text:style-name="T228">?</text:span><text:span text:style-name="T229"> </text:span></text:p>
            <text:p text:style-name="P170"/>
          </table:table-cell>
          <table:table-cell table:style-name="Tabela4.B8" office:value-type="string">
            <text:p text:style-name="P122"/>
          </table:table-cell>
          <table:table-cell table:style-name="Tabela4.A3" office:value-type="string">
            <text:p text:style-name="P169">Não</text:p>
          </table:table-cell>
          <table:table-cell table:style-name="Tabela4.D8" office:value-type="string">
            <text:p text:style-name="P136">x</text:p>
          </table:table-cell>
          <table:table-cell table:style-name="Tabela4.A3" office:value-type="string">
            <text:p text:style-name="P96">Sim</text:p>
          </table:table-cell>
          <table:table-cell table:style-name="Tabela4.F8" office:value-type="string">
            <text:p text:style-name="P82">“</text:p>
          </table:table-cell>
        </table:table-row>
        <table:table-row>
          <table:table-cell table:style-name="Tabela4.A3" office:value-type="string">
            <text:p text:style-name="P161"><text:span text:style-name="T170">2</text:span><text:span text:style-name="T172">4</text:span><text:span text:style-name="T163">-</text:span><text:span text:style-name="T29">CTPS</text:span><text:span text:style-name="T163">-</text:span><text:span text:style-name="T165">Apresentou cópia do último contrato de </text:span><text:span text:style-name="T163">Trabalho </text:span><text:span text:style-name="T165">assinado e o subsequente que não está trabalhando: </text:span><text:span text:style-name="T31">CTPS Nº</text:span><text:span text:style-name="T34"> </text:span><text:span text:style-name="T37">8775659</text:span><text:span text:style-name="T34"> </text:span><text:span text:style-name="T142"><text:s/></text:span><text:span text:style-name="T30">Série</text:span><text:span text:style-name="T38"> <text:s/></text:span><text:span text:style-name="T37">030</text:span><text:span text:style-name="T38">/</text:span><text:span text:style-name="T37">SC</text:span></text:p>
          </table:table-cell>
          <table:table-cell table:style-name="Tabela4.B9" office:value-type="string">
            <text:p text:style-name="P123"/>
          </table:table-cell>
          <table:table-cell table:style-name="Tabela4.A3" office:value-type="string">
            <text:p text:style-name="P94">Não</text:p>
          </table:table-cell>
          <table:table-cell table:style-name="Tabela4.D9" office:value-type="string">
            <text:p text:style-name="P128">x</text:p>
          </table:table-cell>
          <table:table-cell table:style-name="Tabela4.A3" office:value-type="string">
            <text:p text:style-name="P94">Sim</text:p>
          </table:table-cell>
          <table:table-cell table:style-name="Tabela4.F9" office:value-type="string">
            <text:p text:style-name="P77"/>
          </table:table-cell>
        </table:table-row>
        <table:table-row>
          <table:table-cell table:style-name="Tabela4.A3" office:value-type="string">
            <text:p text:style-name="P52"><text:span text:style-name="T236">25</text:span>-<text:span text:style-name="T173">A</text:span>presentou os comprovantes de renda <text:span text:style-name="T236">acima</text:span></text:p>
          </table:table-cell>
          <table:table-cell table:style-name="Tabela4.B18" office:value-type="string">
            <text:p text:style-name="P124"/>
          </table:table-cell>
          <table:table-cell table:style-name="Tabela4.A3" office:value-type="string">
            <text:p text:style-name="P94">Não</text:p>
          </table:table-cell>
          <table:table-cell table:style-name="Tabela4.D18" office:value-type="string">
            <text:p text:style-name="P129">x</text:p>
          </table:table-cell>
          <table:table-cell table:style-name="Tabela4.A3" office:value-type="string">
            <text:p text:style-name="P94">Sim</text:p>
          </table:table-cell>
          <table:table-cell table:style-name="Tabela4.F18" office:value-type="string">
            <text:p text:style-name="P77"/>
          </table:table-cell>
        </table:table-row>
        <table:table-row>
          <table:table-cell table:style-name="Tabela4.A3" office:value-type="string">
            <text:p text:style-name="P51"><text:span text:style-name="T236">26</text:span><text:span text:style-name="T4">-</text:span><text:span text:style-name="T107">Possui outras fontes de renda? Caso “Sim”, informe abaixo:</text:span></text:p>
            <text:p text:style-name="P17"><text:span text:style-name="T39">( <text:s/></text:span><text:span text:style-name="T33">)</text:span><text:span text:style-name="T163"> Servidor Público <text:s text:c="15"/></text:span><text:span text:style-name="T33">( <text:s/>)</text:span><text:span text:style-name="T29"> </text:span><text:span text:style-name="T163">Sócio Quotista</text:span></text:p>
          </table:table-cell>
          <table:table-cell table:style-name="Tabela4.B18" office:value-type="string">
            <text:p text:style-name="P124"/>
          </table:table-cell>
          <table:table-cell table:style-name="Tabela4.A3" office:value-type="string">
            <text:p text:style-name="P94">Sim</text:p>
          </table:table-cell>
          <table:table-cell table:style-name="Tabela4.D18" office:value-type="string">
            <text:p text:style-name="P128">x</text:p>
          </table:table-cell>
          <table:table-cell table:style-name="Tabela4.A3" office:value-type="string">
            <text:p text:style-name="P94">Não</text:p>
          </table:table-cell>
          <table:table-cell table:style-name="Tabela4.F18" office:value-type="string">
            <text:p text:style-name="P77"/>
          </table:table-cell>
        </table:table-row>
        <table:table-row>
          <table:table-cell table:style-name="Tabela4.A3" office:value-type="string">
            <text:p text:style-name="P49"><text:span text:style-name="T87">2</text:span><text:span text:style-name="T91">7</text:span><text:span text:style-name="T60">-</text:span><text:span text:style-name="T61">A </text:span><text:span text:style-name="T81">renda </text:span><text:span text:style-name="T87">apresentada é </text:span><text:span text:style-name="T61">inferior </text:span><text:span text:style-name="T57">a </text:span>5 Salários Mínimos <text:span text:style-name="T157">(</text:span><text:span text:style-name="T115">R$4,990,00</text:span><text:span text:style-name="T116">)</text:span></text:p>
            <text:p text:style-name="P50"><text:span text:style-name="T59">Fonte Pagadora</text:span><text:span text:style-name="T131"> <text:s/></text:span><text:span text:style-name="T152">Moma Eireli Epp </text:span><text:span text:style-name="T95"><text:s/></text:span><text:span text:style-name="T57"><text:s/></text:span><text:span text:style-name="T89">S</text:span><text:span text:style-name="T87">alário</text:span><text:span text:style-name="T57"> R$ <text:s/></text:span><text:span text:style-name="T154">1.722,01</text:span><text:span text:style-name="T86"> Mês <text:s/></text:span><text:span text:style-name="T154">Jan/2017</text:span><text:span text:style-name="T131"> </text:span><text:span text:style-name="T95"><text:s text:c="2"/></text:span></text:p>
          </table:table-cell>
          <table:table-cell table:style-name="Tabela4.B18" office:value-type="string">
            <text:p text:style-name="P124"/>
          </table:table-cell>
          <table:table-cell table:style-name="Tabela4.A3" office:value-type="string">
            <text:p text:style-name="P85">Não</text:p>
          </table:table-cell>
          <table:table-cell table:style-name="Tabela4.D18" office:value-type="string">
            <text:p text:style-name="P128">x</text:p>
          </table:table-cell>
          <table:table-cell table:style-name="Tabela4.A3" office:value-type="string">
            <text:p text:style-name="P85">Sim</text:p>
          </table:table-cell>
          <table:table-cell table:style-name="Tabela4.F18" office:value-type="string">
            <text:p text:style-name="P77"/>
          </table:table-cell>
        </table:table-row>
        <table:table-row table:style-name="Tabela4.13">
          <table:table-cell table:style-name="Tabela4.A3" office:value-type="string">
            <text:p text:style-name="P35"><text:span text:style-name="T65">2</text:span><text:span text:style-name="T91">8</text:span><text:span text:style-name="T60">-</text:span><text:span text:style-name="T9">M</text:span><text:span text:style-name="T12">A</text:span><text:span text:style-name="T9">PA –</text:span><text:span text:style-name="T64"> </text:span><text:span text:style-name="T66">A</text:span><text:span text:style-name="T64">present</text:span><text:span text:style-name="T66">ou </text:span><text:span text:style-name="T10">doc</text:span><text:span text:style-name="T12">t</text:span><text:span text:style-name="T10">o. de </text:span><text:span text:style-name="T9">Pescador </text:span><text:span text:style-name="T7">P</text:span><text:span text:style-name="T2">rofissional? </text:span><text:span text:style-name="T63"><text:s text:c="35"/></text:span></text:p>
            <text:p text:style-name="P10"><text:span text:style-name="T113">Protocolo Nº</text:span><text:span text:style-name="T25"> </text:span><text:span text:style-name="T40"><text:s text:c="2"/></text:span><text:span text:style-name="T41">006963</text:span><text:span text:style-name="T40"> <text:s text:c="6"/></text:span><text:span text:style-name="T132"><text:s/></text:span><text:span text:style-name="T113"><text:s text:c="2"/>Carteira Nº </text:span><text:span text:style-name="T40"><text:s text:c="16"/></text:span><text:span text:style-name="T132"><text:s/></text:span><text:span text:style-name="T164"><text:s/></text:span><text:span text:style-name="T165">Vencimento</text:span><text:span text:style-name="T32"> </text:span><text:span text:style-name="T175"><text:s text:c="18"/></text:span><text:span text:style-name="T174"><text:s text:c="3"/></text:span></text:p>
          </table:table-cell>
          <table:table-cell table:style-name="Tabela4.B18" office:value-type="string">
            <text:p text:style-name="P118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5">x</text:p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1">“</text:p>
          </table:table-cell>
        </table:table-row>
        <table:table-row>
          <table:table-cell table:style-name="Tabela4.A3" office:value-type="string">
            <text:p text:style-name="P47"><text:span text:style-name="T82">2</text:span><text:span text:style-name="T91">9</text:span><text:span text:style-name="T65">-</text:span><text:span text:style-name="T129">MAPA <text:s/>- </text:span><text:span text:style-name="T57">Certificado de Registro e Autorização de Embarcação </text:span><text:span text:style-name="T93">Nº </text:span><text:span text:style-name="T156"><text:s text:c="38"/></text:span></text:p>
          </table:table-cell>
          <table:table-cell table:style-name="Tabela4.B18" office:value-type="string">
            <text:p text:style-name="P125">x</text:p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7"/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2">“</text:p>
          </table:table-cell>
        </table:table-row>
        <table:table-row>
          <table:table-cell table:style-name="Tabela4.A3" office:value-type="string">
            <text:p text:style-name="P44"><text:span text:style-name="T91">30</text:span><text:span text:style-name="T65">-</text:span><text:span text:style-name="T129">MAPA – </text:span><text:span text:style-name="T65">Apresento</text:span><text:span text:style-name="T129">u Carteira de pescador amador? </text:span></text:p>
            <text:p text:style-name="P7"><text:span text:style-name="T65">Caso </text:span><text:span text:style-name="T129">“Sim”</text:span><text:span text:style-name="T65">,</text:span><text:span text:style-name="T129"> </text:span><text:span text:style-name="T65">informamos desde já que não é permitido a </text:span><text:span text:style-name="T85">sua </text:span><text:span text:style-name="T65">regularização</text:span></text:p>
          </table:table-cell>
          <table:table-cell table:style-name="Tabela4.B18" office:value-type="string">
            <text:p text:style-name="P118"/>
          </table:table-cell>
          <table:table-cell table:style-name="Tabela4.A3" office:value-type="string">
            <text:p text:style-name="P76">Sim</text:p>
          </table:table-cell>
          <table:table-cell table:style-name="Tabela4.D18" office:value-type="string">
            <text:p text:style-name="P125">x</text:p>
          </table:table-cell>
          <table:table-cell table:style-name="Tabela4.A3" office:value-type="string">
            <text:p text:style-name="P76">Não</text:p>
          </table:table-cell>
          <table:table-cell table:style-name="Tabela4.F18" office:value-type="string">
            <text:p text:style-name="P82">“</text:p>
          </table:table-cell>
        </table:table-row>
        <table:table-row>
          <table:table-cell table:style-name="Tabela4.A3" office:value-type="string">
            <text:p text:style-name="P38"><text:span text:style-name="T91">31</text:span><text:span text:style-name="T60">-</text:span><text:span text:style-name="T2">C</text:span><text:span text:style-name="T14">apitania dos Portos </text:span><text:span text:style-name="T103">- Carteira de </text:span>Registro <text:span text:style-name="T103">para </text:span><text:span text:style-name="T14">navegação. </text:span></text:p>
            <text:p text:style-name="P11"><text:span text:style-name="T119">N</text:span><text:span text:style-name="T118">º</text:span><text:span text:style-name="T123"> </text:span><text:span text:style-name="T124"><text:s text:c="45"/></text:span><text:span text:style-name="T118"><text:s text:c="15"/></text:span><text:span text:style-name="T98">Vencimento </text:span><text:span text:style-name="T42"><text:s text:c="23"/></text:span></text:p>
          </table:table-cell>
          <table:table-cell table:style-name="Tabela4.B18" office:value-type="string">
            <text:p text:style-name="P125">x</text:p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7"/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1">“</text:p>
          </table:table-cell>
        </table:table-row>
        <table:table-row>
          <table:table-cell table:style-name="Tabela4.A3" office:value-type="string">
            <text:p text:style-name="P57"><text:span text:style-name="T91">32</text:span><text:span text:style-name="T60">-</text:span><text:span text:style-name="T107">Capitania dos Portos-</text:span><text:span text:style-name="T67">I</text:span><text:span text:style-name="T60">nscrição d</text:span><text:span text:style-name="T67">a</text:span><text:span text:style-name="T60"> </text:span><text:span text:style-name="T107">Embarcação</text:span><text:span text:style-name="T60"> da Cano</text:span><text:span text:style-name="T71">a/barco/</text:span><text:span text:style-name="T90">etc</text:span></text:p>
            <text:p text:style-name="P22"><text:span text:style-name="T119">N</text:span><text:span text:style-name="T122">º</text:span><text:span text:style-name="T121"> </text:span><text:span text:style-name="T125"><text:s text:c="38"/></text:span><text:span text:style-name="T120"><text:s text:c="4"/></text:span><text:span text:style-name="T98"><text:s/></text:span><text:span text:style-name="T100">V</text:span><text:span text:style-name="T98">encimento </text:span><text:span text:style-name="T155"><text:s text:c="29"/></text:span><text:span text:style-name="T99"><text:s/></text:span></text:p>
          </table:table-cell>
          <table:table-cell table:style-name="Tabela4.B18" office:value-type="string">
            <text:p text:style-name="P125">x</text:p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6"/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2">“</text:p>
          </table:table-cell>
        </table:table-row>
        <table:table-row>
          <table:table-cell table:style-name="Tabela4.A3" office:value-type="string">
            <text:p text:style-name="P163"><text:span text:style-name="T238">33</text:span>-<text:span text:style-name="T2">ICMBio</text:span>-<text:span text:style-name="T163">O pescador possui </text:span><text:span text:style-name="T29">autorização para pescar </text:span><text:span text:style-name="T163">em área de APA e Reserva Extrativista? </text:span><text:span text:style-name="T171">Caso esteja em alguma dessas áreas <text:s text:c="42"/></text:span><text:span text:style-name="T163"><text:s/></text:span></text:p>
            <text:p text:style-name="P159"><text:span text:style-name="T171">Carteira </text:span><text:span text:style-name="T163">Nº </text:span><text:span text:style-name="T2"><text:s text:c="14"/></text:span><text:span text:style-name="T33"><text:s/></text:span><text:span text:style-name="T2"><text:s/></text:span><text:span text:style-name="T163">Vencimento </text:span><text:span text:style-name="T33"><text:s text:c="21"/></text:span><text:span text:style-name="T131"><text:s/></text:span><text:span text:style-name="T166"><text:s/></text:span><text:span text:style-name="T169"><text:s text:c="26"/></text:span><text:span text:style-name="T166"><text:s text:c="22"/></text:span></text:p>
          </table:table-cell>
          <table:table-cell table:style-name="Tabela4.B18" office:value-type="string">
            <text:p text:style-name="P125"/>
          </table:table-cell>
          <table:table-cell table:style-name="Tabela4.A3" office:value-type="string">
            <text:p text:style-name="P72">Não</text:p>
          </table:table-cell>
          <table:table-cell table:style-name="Tabela4.D18" office:value-type="string">
            <text:p text:style-name="P126"/>
          </table:table-cell>
          <table:table-cell table:style-name="Tabela4.A3" office:value-type="string">
            <text:p text:style-name="P72">Sim</text:p>
          </table:table-cell>
          <table:table-cell table:style-name="Tabela4.F18" office:value-type="string">
            <text:p text:style-name="P83">“</text:p>
          </table:table-cell>
        </table:table-row>
        <text:soft-page-break/>
        <table:table-row>
          <table:table-cell table:style-name="Tabela4.A3" office:value-type="string">
            <text:p text:style-name="P40"><text:span text:style-name="T91">34</text:span><text:span text:style-name="T60">-</text:span><text:span text:style-name="T83">O pescador recebe </text:span><text:span text:style-name="T2">Seguro Defeso</text:span>? <text:s/><text:span text:style-name="T43">( <text:s/>)</text:span><text:span text:style-name="T191"> Pedido Indeferido</text:span></text:p>
            <text:p text:style-name="P15"><text:span text:style-name="T191"><text:s/></text:span><text:span text:style-name="T144">( <text:s/>)</text:span><text:span text:style-name="T191"> Apenas Requereu <text:s text:c="4"/></text:span><text:span text:style-name="T144">(</text:span><text:span text:style-name="T153">x</text:span><text:span text:style-name="T145"> </text:span><text:span text:style-name="T144">)</text:span><text:span text:style-name="T191"> Não se enquadra nesta modalidade</text:span></text:p>
          </table:table-cell>
          <table:table-cell table:style-name="Tabela4.B19" office:value-type="string">
            <text:p text:style-name="P125"/>
          </table:table-cell>
          <table:table-cell table:style-name="Tabela4.A3" office:value-type="string">
            <text:p text:style-name="P72">Não</text:p>
          </table:table-cell>
          <table:table-cell table:style-name="Tabela4.D19" office:value-type="string">
            <text:p text:style-name="P120"/>
          </table:table-cell>
          <table:table-cell table:style-name="Tabela4.A3" office:value-type="string">
            <text:p text:style-name="P72">Sim</text:p>
          </table:table-cell>
          <table:table-cell table:style-name="Tabela4.F19" office:value-type="string">
            <text:p text:style-name="P82"/>
          </table:table-cell>
        </table:table-row>
        <table:table-row table:style-name="Tabela4.20">
          <table:table-cell table:style-name="Tabela4.A20" table:number-columns-spanned="6" office:value-type="string">
            <text:p text:style-name="P32"><text:span text:style-name="T198">3</text:span><text:span text:style-name="T203">5</text:span><text:span text:style-name="T198">-Após análise, constatamos a necessidade </text:span><text:span text:style-name="T199">da </text:span><text:span text:style-name="T198">complement</text:span><text:span text:style-name="T199">ação de documentos/esclarecimentos:</text:span></text:p>
            <text:p text:style-name="P2"><text:span text:style-name="T198">3</text:span><text:span text:style-name="T203">5</text:span><text:span text:style-name="T198">.</text:span><text:span text:style-name="T202">1</text:span><text:span text:style-name="T198"> </text:span><text:span text:style-name="T214">( <text:s/>)</text:span><text:span text:style-name="T206"> </text:span><text:span text:style-name="T201">Documento ilegível <text:s/>– Item</text:span><text:span text:style-name="T221"> </text:span><text:span text:style-name="T217"><text:s text:c="110"/></text:span><text:span text:style-name="T205"><text:s/></text:span></text:p>
            <text:p text:style-name="P14"><text:span text:style-name="T197">35.2</text:span><text:span text:style-name="T26"> (</text:span><text:span text:style-name="T44"> <text:s/></text:span><text:span text:style-name="T33">)</text:span><text:span text:style-name="T2"> </text:span><text:span text:style-name="T197">Documento com data </text:span>vencida <text:s/>– Item<text:span text:style-name="T45"> <text:s text:c="95"/></text:span></text:p>
            <text:p text:style-name="P3"><text:span text:style-name="T200">3</text:span><text:span text:style-name="T203">5</text:span><text:span text:style-name="T200">.</text:span><text:span text:style-name="T202">3</text:span><text:span text:style-name="T200"> </text:span><text:span text:style-name="T215">(</text:span><text:span text:style-name="T220">x</text:span><text:span text:style-name="T215">)</text:span><text:span text:style-name="T204"> </text:span><text:span text:style-name="T212">Documento que está faltando </text:span><text:span text:style-name="T209"><text:s/>– Item</text:span><text:span text:style-name="T218"> <text:s/></text:span><text:span text:style-name="T219">29, 31 e 32</text:span><text:span text:style-name="T218"> <text:s text:c="92"/></text:span></text:p>
            <text:p text:style-name="P4"><text:span text:style-name="T210">3</text:span><text:span text:style-name="T213">5</text:span><text:span text:style-name="T210">.</text:span><text:span text:style-name="T213">4</text:span><text:span text:style-name="T210"> </text:span><text:span text:style-name="T215">(</text:span><text:span text:style-name="T216"> <text:s/></text:span><text:span text:style-name="T215">)</text:span><text:span text:style-name="T204"> </text:span><text:span text:style-name="T211">Apresentar justificativa porque não recebe Seguro Defeso</text:span><text:span text:style-name="T209"> </text:span><text:span text:style-name="T208">– Item</text:span><text:span text:style-name="T218"> <text:s text:c="50"/></text:span><text:span text:style-name="T207"><text:s text:c="9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48">MANIFESTAÇÃO MUNICIPAL, ÓRGÃO AMBIENTAL, JUSTIÇA <text:span text:style-name="T192">E OUTR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59">DOCUMENTOS</text:p>
          </table:table-cell>
          <table:table-cell table:style-name="Tabela2.A2" table:number-columns-spanned="4" office:value-type="string">
            <text:p text:style-name="P53">Situação</text:p>
          </table:table-cell>
          <table:covered-table-cell/>
          <table:covered-table-cell/>
          <table:covered-table-cell/>
          <table:table-cell table:style-name="Tabela2.F2" office:value-type="string">
            <text:p text:style-name="P24">SEI <text:span text:style-name="T237">Nº</text:span></text:p>
          </table:table-cell>
        </table:table-row>
        <table:table-row>
          <table:table-cell table:style-name="Tabela2.A3" office:value-type="string">
            <text:p text:style-name="P56"><text:span text:style-name="T91">36</text:span><text:span text:style-name="T60">-</text:span><text:span text:style-name="T2">Prefeitura </text:span><text:span text:style-name="T17">Municipal</text:span><text:span text:style-name="T2">-</text:span><text:span text:style-name="T88">M</text:span><text:span text:style-name="T78">anifest</text:span><text:span text:style-name="T88">ou </text:span><text:span text:style-name="T79">quanto ao pedido de regularização </text:span><text:span text:style-name="T88">do rancho j</text:span><text:span text:style-name="T79">unto à SPU/SC? </text:span></text:p>
          </table:table-cell>
          <table:table-cell table:style-name="Tabela2.B4" office:value-type="string">
            <text:p text:style-name="P131"/>
          </table:table-cell>
          <table:table-cell table:style-name="Tabela2.A3" office:value-type="string">
            <text:p text:style-name="P73">Não</text:p>
          </table:table-cell>
          <table:table-cell table:style-name="Tabela2.D4" office:value-type="string">
            <text:p text:style-name="P125">x</text:p>
          </table:table-cell>
          <table:table-cell table:style-name="Tabela2.A3" office:value-type="string">
            <text:p text:style-name="P73">Sim</text:p>
          </table:table-cell>
          <table:table-cell table:style-name="Tabela2.F4" office:value-type="string">
            <text:p text:style-name="P81">“</text:p>
          </table:table-cell>
        </table:table-row>
        <table:table-row table:style-name="Tabela2.4">
          <table:table-cell table:style-name="Tabela2.A3" office:value-type="string">
            <text:p text:style-name="Standard"><text:span text:style-name="T180">3</text:span><text:span text:style-name="T183">7</text:span><text:span text:style-name="T177">-</text:span><text:span text:style-name="T184">Prefeitura </text:span><text:span text:style-name="T185">Municipal-</text:span><text:span text:style-name="T178">A manife</text:span><text:span text:style-name="T179">stação </text:span><text:span text:style-name="T182">citada no item anterior </text:span><text:span text:style-name="T179">foi favorável </text:span><text:span text:style-name="T181">à</text:span><text:span text:style-name="T179"> regularização</text:span><text:span text:style-name="T178"> </text:span><text:span text:style-name="T179">do rancho</text:span><text:span text:style-name="T178">?</text:span><text:span text:style-name="T186"> </text:span><text:span text:style-name="T187">Caso não,</text:span><text:span text:style-name="T179"> </text:span><text:span text:style-name="T182">informe a situação abaixo</text:span><text:span text:style-name="T179">:</text:span></text:p>
            <text:p text:style-name="P20"><text:span text:style-name="T46">( <text:s/>)</text:span><text:span text:style-name="T128"> Faltou identificar e caracterizar se faz parte de Comunidade Tradicional</text:span></text:p>
            <text:p text:style-name="P20"><text:span text:style-name="T46">(</text:span><text:span text:style-name="T47"> <text:s/></text:span><text:span text:style-name="T46">)</text:span><text:span text:style-name="T128"> Faltou manifestar se está de acordo com o Plano Diretor Municipal</text:span></text:p>
            <text:p text:style-name="P20"><text:span text:style-name="T46">( </text:span><text:span text:style-name="T47"><text:s/></text:span><text:span text:style-name="T46">)</text:span><text:span text:style-name="T128"> Faltou manifestar se está de acordo com o Código Ambiental</text:span></text:p>
            <text:p text:style-name="P21"><text:span text:style-name="T33">(x)</text:span> Identificou a necessidade da remoção e realocação dos ranchos</text:p>
          </table:table-cell>
          <table:table-cell table:style-name="Tabela2.B4" office:value-type="string">
            <text:p text:style-name="P151">x</text:p>
          </table:table-cell>
          <table:table-cell table:style-name="Tabela2.A3" office:value-type="string">
            <text:p text:style-name="P73"/>
            <text:p text:style-name="P73">Não</text:p>
          </table:table-cell>
          <table:table-cell table:style-name="Tabela2.D4" office:value-type="string">
            <text:p text:style-name="P132"/>
          </table:table-cell>
          <table:table-cell table:style-name="Tabela2.A3" office:value-type="string">
            <text:p text:style-name="P73"/>
            <text:p text:style-name="P73">Sim</text:p>
          </table:table-cell>
          <table:table-cell table:style-name="Tabela2.F4" office:value-type="string">
            <text:p text:style-name="P82"/>
          </table:table-cell>
        </table:table-row>
        <table:table-row>
          <table:table-cell table:style-name="Tabela2.A3" office:value-type="string">
            <text:p text:style-name="P56"><text:span text:style-name="T82">3</text:span><text:span text:style-name="T91">8</text:span><text:span text:style-name="T60">-</text:span><text:span text:style-name="T8">Ó</text:span><text:span text:style-name="T6">rgão Ambiental</text:span> – <text:span text:style-name="T113">Foi aprovado a regularização do rancho?</text:span></text:p>
            <text:p text:style-name="P20"><text:span text:style-name="T48">( <text:s/>)</text:span><text:span text:style-name="T133"> </text:span><text:span text:style-name="T127">ICMBio </text:span><text:span text:style-name="T48">( <text:s text:c="2"/>)</text:span><text:span text:style-name="T127"> Ibama <text:s/></text:span><text:span text:style-name="T48">( <text:s text:c="2"/>)</text:span><text:span text:style-name="T127"> IMA </text:span><text:span text:style-name="T48">( <text:s text:c="2"/>)</text:span><text:span text:style-name="T27"> </text:span><text:span text:style-name="T127">Órgão Ambiental da PM </text:span><text:span text:style-name="T48">( </text:span><text:span text:style-name="T49">x</text:span><text:span text:style-name="T48"> )</text:span><text:span text:style-name="T127"> Floram</text:span></text:p>
          </table:table-cell>
          <table:table-cell table:style-name="Tabela2.B5" office:value-type="string">
            <text:p text:style-name="P151">x</text:p>
          </table:table-cell>
          <table:table-cell table:style-name="Tabela2.A3" office:value-type="string">
            <text:p text:style-name="P73">Não</text:p>
          </table:table-cell>
          <table:table-cell table:style-name="Tabela2.D5" office:value-type="string">
            <text:p text:style-name="P121"/>
          </table:table-cell>
          <table:table-cell table:style-name="Tabela2.A3" office:value-type="string">
            <text:p text:style-name="P73">Sim</text:p>
          </table:table-cell>
          <table:table-cell table:style-name="Tabela2.F5" office:value-type="string">
            <text:p text:style-name="P82"/>
          </table:table-cell>
        </table:table-row>
        <table:table-row>
          <table:table-cell table:style-name="Tabela2.A3" office:value-type="string">
            <text:p text:style-name="P39"><text:span text:style-name="T69">3</text:span><text:span text:style-name="T91">9</text:span><text:span text:style-name="T68">-</text:span><text:span text:style-name="T19">Possui demanda</text:span><text:span text:style-name="T20">s de ordem jurídica</text:span><text:span text:style-name="T75">?</text:span></text:p>
            <text:p text:style-name="P13"><text:span text:style-name="T50">( <text:s/>)</text:span><text:span text:style-name="T77"> Justiça Estadual </text:span><text:span text:style-name="T50">(x</text:span><text:span text:style-name="T51">) </text:span><text:span text:style-name="T77"><text:s/>Justiça Federal <text:s text:c="3"/></text:span><text:span text:style-name="T50">( <text:s/>)</text:span><text:span text:style-name="T77"> IMA <text:s text:c="2"/></text:span><text:span text:style-name="T50">( <text:s/>)</text:span><text:span text:style-name="T77"> </text:span><text:span text:style-name="T75">Polícia </text:span><text:span text:style-name="T84">Ambiental</text:span><text:span text:style-name="T75"> <text:s text:c="2"/></text:span></text:p>
            <text:p text:style-name="P13"><text:span text:style-name="T50">( <text:s/>)</text:span><text:span text:style-name="T28"> </text:span><text:span text:style-name="T80">Polícia Federal </text:span><text:span text:style-name="T20"><text:s/></text:span><text:span text:style-name="T50">( <text:s/>)</text:span><text:span text:style-name="T77"> Ibama </text:span><text:span text:style-name="T28"><text:s/></text:span><text:span text:style-name="T50">( <text:s/>)</text:span><text:span text:style-name="T28"> </text:span><text:span text:style-name="T77">ICMBio <text:s/></text:span><text:span text:style-name="T50">( <text:s text:c="2"/>)</text:span><text:span text:style-name="T28"> </text:span><text:span text:style-name="T75">Município</text:span><text:span text:style-name="T72"> </text:span></text:p>
            <text:p text:style-name="P12"><text:span text:style-name="T190">( <text:s/>)</text:span><text:span text:style-name="T176"> </text:span><text:span text:style-name="T72">Ministério Público </text:span><text:span text:style-name="T77">Estadual <text:s/></text:span><text:span text:style-name="T50">(x)</text:span><text:span text:style-name="T28"> </text:span><text:span text:style-name="T77">Ministério Publico Federal </text:span></text:p>
          </table:table-cell>
          <table:table-cell table:style-name="Tabela2.B8" office:value-type="string">
            <text:p text:style-name="P152"/>
          </table:table-cell>
          <table:table-cell table:style-name="Tabela2.A3" office:value-type="string">
            <text:p text:style-name="P80">Sim</text:p>
          </table:table-cell>
          <table:table-cell table:style-name="Tabela2.D8" office:value-type="string">
            <text:p text:style-name="P121"/>
          </table:table-cell>
          <table:table-cell table:style-name="Tabela2.A3" office:value-type="string">
            <text:p text:style-name="P80">Não</text:p>
          </table:table-cell>
          <table:table-cell table:style-name="Tabela2.F8" office:value-type="string">
            <text:p text:style-name="P81">“</text:p>
          </table:table-cell>
        </table:table-row>
        <table:table-row>
          <table:table-cell table:style-name="Tabela2.A3" office:value-type="string">
            <text:p text:style-name="P67"><text:span text:style-name="T91">40</text:span><text:span text:style-name="T60">-</text:span><text:span text:style-name="T75">Comprovou que faz parte de </text:span><text:span text:style-name="T2">Associação/</text:span><text:span text:style-name="T13">Colônia/Sindicato</text:span>?</text:p>
            <text:p text:style-name="P113"><text:span text:style-name="T33">( <text:s/>)</text:span> Colônia de Pescadores <text:span text:style-name="T2"><text:s/></text:span><text:span text:style-name="T33">(</text:span><text:span text:style-name="T52"> </text:span><text:span text:style-name="T33">)</text:span> Associação <text:s/><text:span text:style-name="T2"><text:s text:c="2"/></text:span><text:span text:style-name="T33">( )</text:span> Sindicato</text:p>
          </table:table-cell>
          <table:table-cell table:style-name="Tabela2.B8" office:value-type="string">
            <text:p text:style-name="P133">x</text:p>
          </table:table-cell>
          <table:table-cell table:style-name="Tabela2.A3" office:value-type="string">
            <text:p text:style-name="P73">Não</text:p>
          </table:table-cell>
          <table:table-cell table:style-name="Tabela2.D8" office:value-type="string">
            <text:p text:style-name="P131"/>
          </table:table-cell>
          <table:table-cell table:style-name="Tabela2.A3" office:value-type="string">
            <text:p text:style-name="P73">Sim</text:p>
          </table:table-cell>
          <table:table-cell table:style-name="Tabela2.F8" office:value-type="string">
            <text:p text:style-name="P82">“</text:p>
          </table:table-cell>
        </table:table-row>
        <table:table-row>
          <table:table-cell table:style-name="Tabela2.A3" office:value-type="string">
            <text:p text:style-name="P37"><text:span text:style-name="T91">41</text:span><text:span text:style-name="T60">-</text:span><text:span text:style-name="T107">C</text:span>ompro<text:span text:style-name="T158">vou a </text:span><text:span text:style-name="T15">comercialização da venda </text:span><text:span text:style-name="T18">de</text:span><text:span text:style-name="T15"> peixes</text:span>?</text:p>
          </table:table-cell>
          <table:table-cell table:style-name="Tabela2.B8" office:value-type="string">
            <text:p text:style-name="P133">x</text:p>
          </table:table-cell>
          <table:table-cell table:style-name="Tabela2.A3" office:value-type="string">
            <text:p text:style-name="P73">Não</text:p>
          </table:table-cell>
          <table:table-cell table:style-name="Tabela2.D8" office:value-type="string">
            <text:p text:style-name="P131"/>
          </table:table-cell>
          <table:table-cell table:style-name="Tabela2.A3" office:value-type="string">
            <text:p text:style-name="P73">Sim</text:p>
          </table:table-cell>
          <table:table-cell table:style-name="Tabela2.F8" office:value-type="string">
            <text:p text:style-name="P82">“</text:p>
          </table:table-cell>
        </table:table-row>
        <table:table-row>
          <table:table-cell table:style-name="Tabela2.A9" table:number-columns-spanned="6" office:value-type="string">
            <text:p text:style-name="P41"><text:span text:style-name="T238">42-</text:span><text:span text:style-name="T188">Ação Cível nº </text:span><text:span text:style-name="T189">5026884-72.2014.4.04.7200, a demanda deste, está sendo tratada via judicial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45">CROQUI <text:span text:style-name="T193">E FOTOS DO RANCHO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1"><text:span text:style-name="T194">TIPO DE </text:span>DOCUMENTOS</text:p>
          </table:table-cell>
          <table:table-cell table:style-name="Tabela1.A2" table:number-columns-spanned="3" office:value-type="string">
            <text:p text:style-name="P53">Situação</text:p>
          </table:table-cell>
          <table:covered-table-cell/>
          <table:covered-table-cell/>
          <table:table-cell table:style-name="Tabela1.E2" table:number-columns-spanned="2" office:value-type="string">
            <text:p text:style-name="P24">SEI <text:span text:style-name="T237">Nº</text:span></text:p>
          </table:table-cell>
          <table:covered-table-cell/>
        </table:table-row>
        <table:table-row>
          <table:table-cell table:style-name="Tabela1.A3" office:value-type="string">
            <text:p text:style-name="P55"><text:span text:style-name="T91">43</text:span><text:span text:style-name="T60">-</text:span>Foi <text:span text:style-name="T130">anexado aos autos </text:span>croqui do rancho? <text:span text:style-name="T130">Está em conformidade?</text:span></text:p>
            <text:p text:style-name="P19"><text:s/><text:span text:style-name="T135">(</text:span><text:span text:style-name="T148">x</text:span><text:span text:style-name="T135">)</text:span><text:span text:style-name="T108"> Falta coordenadas </text:span><text:span text:style-name="T135">(</text:span><text:span text:style-name="T148">x</text:span><text:span text:style-name="T135">)</text:span><text:span text:style-name="T108"> Área total</text:span> <text:span text:style-name="T136">(</text:span><text:span text:style-name="T148">x</text:span><text:span text:style-name="T136">) </text:span><text:span text:style-name="T109">Memorial Descritivo da área</text:span></text:p>
          </table:table-cell>
          <table:table-cell table:style-name="Tabela1.B26" office:value-type="string">
            <text:p text:style-name="P134">x</text:p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20"/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36"><text:span text:style-name="T82">4</text:span><text:span text:style-name="T91">4</text:span><text:span text:style-name="T60">-</text:span><text:span text:style-name="T107">Apresentou a l</text:span>ocalização da área por imagem Google Earth?</text:p>
          </table:table-cell>
          <table:table-cell table:style-name="Tabela1.B26" office:value-type="string">
            <text:p text:style-name="P134"/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34">x</text:p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65"><text:span text:style-name="T82">4</text:span><text:span text:style-name="T91">5</text:span><text:span text:style-name="T69">-</text:span><text:span text:style-name="T107">Apresentou </text:span><text:span text:style-name="T2">Foto frontal</text:span> do rancho<text:span text:style-name="T104">?</text:span></text:p>
          </table:table-cell>
          <table:table-cell table:style-name="Tabela1.B26" office:value-type="string">
            <text:p text:style-name="P134">x</text:p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20"/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66"><text:span text:style-name="T82">4</text:span><text:span text:style-name="T91">6</text:span><text:span text:style-name="T70">-</text:span><text:span text:style-name="T110">Apresentou </text:span><text:span text:style-name="T2">Foto interna </text:span>do rancho<text:span text:style-name="T104">?</text:span></text:p>
          </table:table-cell>
          <table:table-cell table:style-name="Tabela1.B26" office:value-type="string">
            <text:p text:style-name="P134">x</text:p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20"/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68"><text:span text:style-name="T195">47-</text:span>Fotos da embarcação</text:p>
          </table:table-cell>
          <table:table-cell table:style-name="Tabela1.B26" office:value-type="string">
            <text:p text:style-name="P134">x</text:p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24"/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68"><text:span text:style-name="T195">48-</text:span>Fotos dos apetrechos</text:p>
          </table:table-cell>
          <table:table-cell table:style-name="Tabela1.B26" office:value-type="string">
            <text:p text:style-name="P134">x</text:p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24"/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9" table:number-columns-spanned="6" office:value-type="string">
            <text:p text:style-name="P162"><text:span text:style-name="T239">49</text:span>-Com relação aos itens <text:span text:style-name="T256">acima</text:span>, não há necessidade neste momento de solicitar ao Requerente, pois esse rancho e os outros da localidade deverão ser demolidos e realocados para uma outra área a ser definido pelo Município, a ser homologado em juíz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0" table:number-columns-spanned="6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6" office:value-type="string">
            <text:p text:style-name="P71">QUESTIONÁRIO SOCIOECONÔM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0">ESPECIFICAÇÃO DO CADASTRO</text:p>
          </table:table-cell>
          <table:table-cell table:style-name="Tabela1.A2" table:number-columns-spanned="4" office:value-type="string">
            <text:p text:style-name="P53">Situação</text:p>
          </table:table-cell>
          <table:covered-table-cell/>
          <table:covered-table-cell/>
          <table:covered-table-cell/>
          <table:table-cell table:style-name="Tabela1.E2" office:value-type="string">
            <text:p text:style-name="P24">SEI <text:span text:style-name="T237">Nº</text:span></text:p>
          </table:table-cell>
        </table:table-row>
        <table:table-row>
          <table:table-cell table:style-name="Tabela1.A3" office:value-type="string">
            <text:p text:style-name="P104"><text:span text:style-name="T92">50</text:span><text:span text:style-name="T5">-</text:span><text:span text:style-name="T73">Informou </text:span><text:span text:style-name="T110">sobre o seu </text:span><text:span text:style-name="T5">nível de e</text:span><text:span text:style-name="T2">scolaridade?</text:span></text:p>
            <text:p text:style-name="P108"><text:span text:style-name="T33"><text:s/>( ) </text:span><text:s/><text:span text:style-name="T101">Não-</text:span>A<text:span text:style-name="T101">lfabetizado </text:span><text:span text:style-name="T33">( ) </text:span><text:span text:style-name="T101">Alfabetizado </text:span><text:s text:c="6"/><text:span text:style-name="T131"><text:s/></text:span><text:span text:style-name="T33">( )</text:span><text:span text:style-name="T131"> </text:span><text:span text:style-name="T101">Nível fundamental</text:span></text:p>
            <text:p text:style-name="P70"><text:span text:style-name="T53"><text:s/>(</text:span><text:span text:style-name="T54">x</text:span><text:span text:style-name="T53">)</text:span><text:span text:style-name="T101"> Nível médio <text:s text:c="9"/></text:span><text:span text:style-name="T53">( ) </text:span><text:span text:style-name="T101"><text:s/>Nível superior <text:s text:c="2"/></text:span><text:span text:style-name="T139"><text:s/></text:span><text:span text:style-name="T53">( ) </text:span><text:span text:style-name="T101">Pós-graduação, etc</text:span> </text:p>
          </table:table-cell>
          <table:table-cell table:style-name="Tabela1.B26" office:value-type="string">
            <text:p text:style-name="P119"/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135">x</text:p>
          </table:table-cell>
          <table:table-cell table:style-name="Tabela1.A3" office:value-type="string">
            <text:p text:style-name="P72">Sim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64"><text:span text:style-name="T92">51</text:span><text:span text:style-name="T60">-</text:span><text:span text:style-name="T107">P</text:span>ossui <text:span text:style-name="T114">alguma </text:span><text:span text:style-name="T2">formação técnica</text:span>? <text:s/><text:span text:style-name="T112">Qual? </text:span><text:span text:style-name="T55"><text:s text:c="49"/></text:span></text:p>
          </table:table-cell>
          <table:table-cell table:style-name="Tabela1.B14" office:value-type="string">
            <text:p text:style-name="P119"/>
          </table:table-cell>
          <table:table-cell table:style-name="Tabela1.A3" office:value-type="string">
            <text:p text:style-name="P79">Sim</text:p>
          </table:table-cell>
          <table:table-cell table:style-name="Tabela1.D14" office:value-type="string">
            <text:p text:style-name="P124">x</text:p>
          </table:table-cell>
          <table:table-cell table:style-name="Tabela1.A3" office:value-type="string">
            <text:p text:style-name="P78">Não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62">ESPECIFICAÇÃO DO CADASTRO</text:p>
          </table:table-cell>
          <table:table-cell table:style-name="Tabela1.A2" table:number-columns-spanned="4" office:value-type="string">
            <text:p text:style-name="P53">Situação</text:p>
          </table:table-cell>
          <table:covered-table-cell/>
          <table:covered-table-cell/>
          <table:covered-table-cell/>
          <table:table-cell table:style-name="Tabela1.E2" office:value-type="string">
            <text:p text:style-name="P24">SEI <text:span text:style-name="T237">Nº</text:span></text:p>
          </table:table-cell>
        </table:table-row>
        <text:soft-page-break/>
        <table:table-row>
          <table:table-cell table:style-name="Tabela1.A3" office:value-type="string">
            <text:p text:style-name="P102"><text:span text:style-name="T92">52</text:span><text:span text:style-name="T4">-</text:span><text:span text:style-name="T76">Reside em</text:span><text:span text:style-name="T16"> </text:span>imóvel próprio? <text:span text:style-name="T102">Quantas pessoas mora c/você </text:span><text:span text:style-name="T137">(</text:span><text:span text:style-name="T143">07</text:span><text:span text:style-name="T137">)</text:span></text:p>
          </table:table-cell>
          <table:table-cell table:style-name="Tabela1.B26" office:value-type="string">
            <text:p text:style-name="P84"/>
          </table:table-cell>
          <table:table-cell table:style-name="Tabela1.A3" office:value-type="string">
            <text:p text:style-name="P79">Sim</text:p>
          </table:table-cell>
          <table:table-cell table:style-name="Tabela1.D26" office:value-type="string">
            <text:p text:style-name="P74">x</text:p>
          </table:table-cell>
          <table:table-cell table:style-name="Tabela1.E16" office:value-type="string">
            <text:p text:style-name="P78">Não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103"><text:span text:style-name="T92">53</text:span><text:span text:style-name="T60">-</text:span>Possui <text:span text:style-name="T2">veículo automotor</text:span>?</text:p>
            <text:p text:style-name="P105"><text:span text:style-name="T138">(x</text:span><text:span text:style-name="T147">)</text:span><text:span text:style-name="T138"> </text:span>carro <text:span text:style-name="T131"><text:s/></text:span><text:span text:style-name="T138">( <text:s text:c="2"/>)</text:span> motocicleta <text:s text:c="2"/><text:span text:style-name="T138">( <text:s text:c="3"/></text:span><text:span text:style-name="T131">)</text:span> <text:span text:style-name="T160">Caminhão </text:span><text:span text:style-name="T138">( <text:s text:c="3"/></text:span><text:span text:style-name="T131">) <text:s text:c="30"/></text:span></text:p>
          </table:table-cell>
          <table:table-cell table:style-name="Tabela1.B26" office:value-type="string">
            <text:p text:style-name="P84">x</text:p>
          </table:table-cell>
          <table:table-cell table:style-name="Tabela1.A3" office:value-type="string">
            <text:p text:style-name="P79">Sim</text:p>
          </table:table-cell>
          <table:table-cell table:style-name="Tabela1.D26" office:value-type="string">
            <text:p text:style-name="P74"/>
          </table:table-cell>
          <table:table-cell table:style-name="Tabela1.E16" office:value-type="string">
            <text:p text:style-name="P78">Não</text:p>
          </table:table-cell>
          <table:table-cell table:style-name="Tabela1.F17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106"><text:span text:style-name="T92">54</text:span><text:span text:style-name="T60">-</text:span>Utiliza a pesca profissional <text:span text:style-name="T2">durante o ano inteiro</text:span> <text:span text:style-name="T224">e/</text:span>ou <text:span text:style-name="T224">no período de</text:span> temporada específica d<text:span text:style-name="T224">a</text:span> pesca? <text:span text:style-name="T224">Caso </text:span><text:span text:style-name="T22">“Não”</text:span><text:span text:style-name="T224">, selecione a opção abaixo:</text:span></text:p>
            <text:p text:style-name="P107"><text:span text:style-name="T131">( <text:s/>)</text:span> Apenas finais de semana <text:span text:style-name="T131">( <text:s/>)</text:span> Uma vez por mês <text:span text:style-name="T131">( ) </text:span>Uma vez ou outra <text:span text:style-name="T131"><text:s/>( <text:s/>) </text:span><text:span text:style-name="T109">Utiliza para lazer <text:s/></text:span><text:span text:style-name="T136">( <text:s/>)</text:span><text:span text:style-name="T109"> </text:span><text:span text:style-name="T136"><text:s text:c="59"/></text:span><text:span text:style-name="T109"><text:s text:c="2"/></text:span></text:p>
          </table:table-cell>
          <table:table-cell table:style-name="Tabela1.B22" office:value-type="string">
            <text:p text:style-name="P75"/>
          </table:table-cell>
          <table:table-cell table:style-name="Tabela1.A3" office:value-type="string">
            <text:p text:style-name="P72">Não</text:p>
          </table:table-cell>
          <table:table-cell table:style-name="Tabela1.D22" office:value-type="string">
            <text:p text:style-name="P84">x</text:p>
          </table:table-cell>
          <table:table-cell table:style-name="Tabela1.E16" office:value-type="string">
            <text:p text:style-name="P72">Sim</text:p>
          </table:table-cell>
          <table:table-cell table:style-name="Tabela1.F22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109"><text:span text:style-name="T238">55-</text:span>É pescador que mora no entorno de Comunidade Tradicional?</text:p>
          </table:table-cell>
          <table:table-cell table:style-name="Tabela1.B22" office:value-type="string">
            <text:p text:style-name="P75"/>
          </table:table-cell>
          <table:table-cell table:style-name="Tabela1.A3" office:value-type="string">
            <text:p text:style-name="P85">Não</text:p>
          </table:table-cell>
          <table:table-cell table:style-name="Tabela1.D22" office:value-type="string">
            <text:p text:style-name="P95">x</text:p>
          </table:table-cell>
          <table:table-cell table:style-name="Tabela1.E16" office:value-type="string">
            <text:p text:style-name="P85">Sim</text:p>
          </table:table-cell>
          <table:table-cell table:style-name="Tabela1.F22" office:value-type="string">
            <text:p text:style-name="P77"/>
          </table:table-cell>
        </table:table-row>
        <table:table-row>
          <table:table-cell table:style-name="Tabela1.A3" office:value-type="string">
            <text:p text:style-name="P110">5<text:span text:style-name="T239">6</text:span>-Utiliza o rancho para fins específico para a pesca artesanal/profissional</text:p>
            <text:p text:style-name="P110"><text:span text:style-name="T131">( )</text:span> Moradia <text:s text:c="2"/><text:span text:style-name="T131">( <text:s/>)</text:span> Lazer <text:s text:c="2"/><text:span text:style-name="T131">( <text:s text:c="2"/>)</text:span> Comércio <text:span text:style-name="T131">( <text:s text:c="2"/>)</text:span> Aluguel <text:s/><text:span text:style-name="T131">( <text:s text:c="2"/>)</text:span> Pesca Amadora</text:p>
          </table:table-cell>
          <table:table-cell table:style-name="Tabela1.B22" office:value-type="string">
            <text:p text:style-name="P75"/>
          </table:table-cell>
          <table:table-cell table:style-name="Tabela1.A3" office:value-type="string">
            <text:p text:style-name="P86">Não</text:p>
          </table:table-cell>
          <table:table-cell table:style-name="Tabela1.D22" office:value-type="string">
            <text:p text:style-name="P95">x</text:p>
          </table:table-cell>
          <table:table-cell table:style-name="Tabela1.E16" office:value-type="string">
            <text:p text:style-name="P86">Sim</text:p>
          </table:table-cell>
          <table:table-cell table:style-name="Tabela1.F22" office:value-type="string">
            <text:p text:style-name="P77"/>
          </table:table-cell>
        </table:table-row>
        <table:table-row table:style-name="Tabela1.21">
          <table:table-cell table:style-name="Tabela1.A3" office:value-type="string">
            <text:p text:style-name="P111">5<text:span text:style-name="T239">7</text:span>-O rancho foi construído pelo pescador, <text:span text:style-name="T225">sucessor familiar e/ou autorizado pela Comunidade a utilizar o rancho? Recebido do <text:s/>pai </text:span><text:span text:style-name="T150">Vilson Vitorio Cardoso</text:span><text:span text:style-name="T151"> <text:s text:c="2"/></text:span><text:span text:style-name="T149"><text:s/></text:span></text:p>
          </table:table-cell>
          <table:table-cell table:style-name="Tabela1.B22" office:value-type="string">
            <text:p text:style-name="P95"/>
          </table:table-cell>
          <table:table-cell table:style-name="Tabela1.A3" office:value-type="string">
            <text:p text:style-name="P87">Não</text:p>
          </table:table-cell>
          <table:table-cell table:style-name="Tabela1.D22" office:value-type="string">
            <text:p text:style-name="P95">x</text:p>
          </table:table-cell>
          <table:table-cell table:style-name="Tabela1.E16" office:value-type="string">
            <text:p text:style-name="P86">Sim</text:p>
          </table:table-cell>
          <table:table-cell table:style-name="Tabela1.F22" office:value-type="string">
            <text:p text:style-name="P77"/>
          </table:table-cell>
        </table:table-row>
        <table:table-row table:style-name="Tabela1.21">
          <table:table-cell table:style-name="Tabela1.A3" office:value-type="string">
            <text:p text:style-name="P112">5<text:span text:style-name="T239">8</text:span>-Possui empregado trabalhando com o pescador?</text:p>
            <text:p text:style-name="P112">Caso “Sim” <text:s/><text:span text:style-name="T131">( <text:s/>)</text:span> Sem vínculo empregatício <text:s/><text:span text:style-name="T131">( <text:s/>)</text:span> Com vínculo empregatício</text:p>
          </table:table-cell>
          <table:table-cell table:style-name="Tabela1.B22" office:value-type="string">
            <text:p text:style-name="P92"/>
          </table:table-cell>
          <table:table-cell table:style-name="Tabela1.A3" office:value-type="string">
            <text:p text:style-name="P91">Sim</text:p>
          </table:table-cell>
          <table:table-cell table:style-name="Tabela1.D22" office:value-type="string">
            <text:p text:style-name="P90"/>
          </table:table-cell>
          <table:table-cell table:style-name="Tabela1.E16" office:value-type="string">
            <text:p text:style-name="P96">Não</text:p>
          </table:table-cell>
          <table:table-cell table:style-name="Tabela1.F22" office:value-type="string">
            <text:p text:style-name="P77"/>
          </table:table-cell>
        </table:table-row>
        <table:table-row>
          <table:table-cell table:style-name="Tabela1.A10" table:number-columns-spanned="6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6" office:value-type="string">
            <text:p text:style-name="P116"><text:span text:style-name="T105">INFORMAÇÕES TÉCNICAS DA </text:span>SPU/<text:span text:style-name="T106">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2"><text:span text:style-name="T92">5</text:span><text:span text:style-name="T57">9-</text:span><text:span text:style-name="T94">F</text:span>oi realizado <text:span text:style-name="T2">vistoria</text:span> no local pela SPU?</text:p>
          </table:table-cell>
          <table:table-cell table:style-name="Tabela1.B26" office:value-type="string">
            <text:p text:style-name="P88"/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74"/>
          </table:table-cell>
          <table:table-cell table:style-name="Tabela1.A3" office:value-type="string">
            <text:p text:style-name="P72">Sim</text:p>
          </table:table-cell>
          <table:table-cell table:style-name="Tabela1.A9" office:value-type="string">
            <text:p text:style-name="P117"/>
          </table:table-cell>
        </table:table-row>
        <table:table-row>
          <table:table-cell table:style-name="Tabela1.A3" office:value-type="string">
            <text:p text:style-name="P69"><text:span text:style-name="T257">60</text:span>-O Requerente comprovou que o rancho está sendo utilizado para <text:span text:style-name="T222">a guarda da canoa e apetrechos de </text:span><text:span text:style-name="T21">pescador</text:span><text:span text:style-name="T196"> </text:span><text:span text:style-name="T2">artesanal/profissional</text:span>: </text:p>
            <text:p text:style-name="P114"><text:span text:style-name="T222">Caso Sim: </text:span><text:span text:style-name="T141">( <text:s/>)</text:span><text:span text:style-name="T111"> Guarda da canoa </text:span><text:span text:style-name="T141">( <text:s text:c="2"/>) </text:span><text:span text:style-name="T159">Apetrechos da pesca</text:span></text:p>
            <text:p text:style-name="P115">Caso Não:<text:span text:style-name="T131"> </text:span><text:span text:style-name="T140">( <text:s/>)</text:span><text:span text:style-name="T167"> </text:span><text:span text:style-name="T168">Moradia <text:s/></text:span><text:span text:style-name="T146">( <text:s/>)</text:span><text:span text:style-name="T168"> Lazer <text:s/>(</text:span><text:span text:style-name="T146"> <text:s text:c="2"/>)</text:span><text:span text:style-name="T168"> Comércio </text:span><text:span text:style-name="T146">( <text:s text:c="2"/>)</text:span><text:span text:style-name="T168"> Aluguel </text:span></text:p>
            <text:p text:style-name="P115"><text:span text:style-name="T146">( <text:s text:c="2"/>) </text:span><text:span text:style-name="T168">Pesca Amadora <text:s text:c="2"/></text:span><text:span text:style-name="T140"><text:s/></text:span><text:span text:style-name="T131">( <text:s/>) </text:span><text:span text:style-name="T163"><text:s/></text:span><text:span text:style-name="T131"><text:s text:c="79"/></text:span></text:p>
          </table:table-cell>
          <table:table-cell table:style-name="Tabela1.B26" office:value-type="string">
            <text:p text:style-name="P88"/>
          </table:table-cell>
          <table:table-cell table:style-name="Tabela1.A3" office:value-type="string">
            <text:p text:style-name="P72">Não</text:p>
          </table:table-cell>
          <table:table-cell table:style-name="Tabela1.D26" office:value-type="string">
            <text:p text:style-name="P89"/>
          </table:table-cell>
          <table:table-cell table:style-name="Tabela1.A3" office:value-type="string">
            <text:p text:style-name="P72">Sim</text:p>
          </table:table-cell>
          <table:table-cell table:style-name="Tabela1.A9" office:value-type="string">
            <text:p text:style-name="P117"/>
          </table:table-cell>
        </table:table-row>
        <table:table-row>
          <table:table-cell table:style-name="Tabela1.A9" table:number-columns-spanned="6" office:value-type="string">
            <text:p text:style-name="P16">6<text:span text:style-name="T257">1</text:span>-Neste momento não é necessário realizar vistoria, por parte da SPU/SC, pois o Município de Florianópolis já realizou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9">6<text:span text:style-name="T257">2</text:span>-Após a análise dos autos, recomendamos: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53"><text:span text:style-name="T247"><text:s/></text:span><text:span text:style-name="T248">( ) </text:span></text:p>
          </table:table-cell>
          <table:table-cell table:style-name="Tabela3.B2" office:value-type="string">
            <text:p text:style-name="P31"><text:span text:style-name="T251">6</text:span><text:span text:style-name="T252">2</text:span><text:span text:style-name="T251">.1-Emissão de </text:span><text:span text:style-name="T250">Nota Técnica,</text:span><text:span text:style-name="T251"> para o</text:span><text:span text:style-name="T250"> DEFERIMENTO do pedido, </text:span><text:span text:style-name="T251">pois o requerente atende os pré-requisitos básicos da legislação em vigor</text:span></text:p>
          </table:table-cell>
        </table:table-row>
        <table:table-row table:style-name="Tabela3.1">
          <table:table-cell table:style-name="Tabela3.A2" office:value-type="string">
            <text:p text:style-name="P164">( )</text:p>
          </table:table-cell>
          <table:table-cell table:style-name="Tabela3.B2" office:value-type="string">
            <text:p text:style-name="P160"><text:span text:style-name="T251">6</text:span><text:span text:style-name="T252">2</text:span><text:span text:style-name="T251">-2-Emissão de</text:span><text:span text:style-name="T250"> Nota Técnica, <text:s/></text:span><text:span text:style-name="T251">para o </text:span><text:span text:style-name="T250"><text:s/>INDEFERIMENTO do <text:s/>pedido</text:span><text:span text:style-name="T253">, <text:s/>pois o <text:s/>Requerente <text:s/>não <text:s text:c="10"/>atendeu as exigências legais, nos termos dos itens <text:s text:c="81"/></text:span></text:p>
          </table:table-cell>
        </table:table-row>
        <table:table-row table:style-name="Tabela3.1">
          <table:table-cell table:style-name="Tabela3.A2" office:value-type="string">
            <text:p text:style-name="P153"><text:span text:style-name="T248">(</text:span><text:span text:style-name="T249">x</text:span><text:span text:style-name="T248"> ) </text:span><text:span text:style-name="T251"><text:s/></text:span></text:p>
          </table:table-cell>
          <table:table-cell table:style-name="Tabela3.B2" office:value-type="string">
            <text:p text:style-name="P160"><text:span text:style-name="T251">6</text:span><text:span text:style-name="T252">2</text:span><text:span text:style-name="T251">.3-Emissão de</text:span><text:span text:style-name="T250"> Notificação, </text:span><text:span text:style-name="T251">para que o</text:span><text:span text:style-name="T250"> Requerente </text:span><text:span text:style-name="T253">apresente à SPU/SC, os documentos comple- <text:s text:c="2"/>mentares e/ou esclarecimentos, referente aos itens: </text:span><text:span text:style-name="T254"><text:s/>3</text:span><text:span text:style-name="T255">5.3</text:span></text:p>
          </table:table-cell>
        </table:table-row>
      </table:table>
      <text:p text:style-name="P6"/>
      <text:p text:style-name="P6">Em <text:s/><text:span text:style-name="T257">25/06/2019</text:span></text:p>
      <text:p text:style-name="P5"/>
      <text:p text:style-name="P25">HUMBERTO PEREIRA DE ALMEIDA</text:p>
      <text:p text:style-name="P27">Administrador – Matrícula 45.577-6</text:p>
      <text:p text:style-name="P27">SPU/SC</text:p>
      <text:p text:style-name="P27">Fone (48) 3251-8258</text:p>
      <text:p text:style-name="P27"/>
      <text:p text:style-name="P30"><text:span text:style-name="T242">Notifico à Procuradora do Requerente</text:span><text:span text:style-name="T246">, para o atendimento do </text:span><text:span text:style-name="T242">item 6</text:span><text:span text:style-name="T243">2</text:span><text:span text:style-name="T242">.3</text:span><text:span text:style-name="T246"> acima, para posterior análise do processo em referência.</text:span></text:p>
      <text:p text:style-name="P28"/>
      <text:p text:style-name="P26">Recebi em ______/______/_____</text:p>
      <text:p text:style-name="P26"/>
      <text:p text:style-name="P30"><text:span text:style-name="T244"><text:s text:c="62"/></text:span><text:span text:style-name="T245">DENISE MARINHO DA SILVA</text:span></text:p>
      <text:p text:style-name="P166"><text:span text:style-name="T240"><text:s text:c="65"/></text:span><text:span text:style-name="T241">CPF 551.297.739-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NF-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style:font-name-asian="Arial" style:font-family-asian="Arial" style:font-family-generic-asian="swiss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text-indent="0cm" style:auto-text-indent="false" fo:keep-with-next="always"/>
      <style:text-properties fo:font-size="11pt" fo:font-weight="bold" style:font-size-asian="11pt" style:font-weight-asian="bold"/>
    </style:style>
    <style:style style:name="Texto_20_em_20_bloco" style:display-name="Texto em bloco" style:family="paragraph" style:parent-style-name="Standard">
      <style:paragraph-properties fo:margin-left="1.752cm" fo:margin-right="-2.415cm" fo:margin-top="0cm" fo:margin-bottom="0.176cm" style:contextual-spacing="false" fo:text-align="justify" style:justify-single-word="false" fo:hyphenation-ladder-count="no-limit" fo:text-indent="0cm" style:auto-text-indent="false">
        <style:tab-stops>
          <style:tab-stop style:position="3.002cm"/>
          <style:tab-stop style:position="3.253cm"/>
          <style:tab-stop style:position="4.292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.6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28:43.918000000</meta:creation-date>
    <meta:editing-duration>PT4H15M8S</meta:editing-duration>
    <meta:editing-cycles>22</meta:editing-cycles>
    <meta:generator>LibreOffice/4.1.4.2$Windows_x86 LibreOffice_project/0a0440ccc0227ad9829de5f46be37cfb6edcf72</meta:generator>
    <dc:date>2019-11-27T10:30:08.408000000</dc:date>
    <meta:document-statistic meta:table-count="5" meta:image-count="0" meta:object-count="0" meta:page-count="3" meta:paragraph-count="274" meta:word-count="1143" meta:character-count="8440" meta:non-whitespace-character-count="5905"/>
  </office:meta>
</office:document-meta>
</file>